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7.214cm"/>
    </style:style>
    <style:style style:name="co6" style:family="table-column">
      <style:table-column-properties fo:break-before="auto" style:column-width="2.616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3.5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PageStyle_5f_Hisopados">
      <style:table-properties table:display="true" style:writing-mode="lr-tb"/>
    </style:style>
    <style:style style:name="ta2" style:family="table" style:master-page-name="PageStyle_5f_Infectados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ackground-color="#ccffff" fo:border-left="none" fo:border-right="0.002cm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sopados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lombia</text:p>
          </table:table-cell>
          <table:table-cell office:value-type="float" office:value="90083">
            <text:p>90083</text:p>
          </table:table-cell>
          <table:table-cell office:value-type="float" office:value="0">
            <text:p>0</text:p>
          </table:table-cell>
          <table:table-cell office:value-type="float" office:value="87546">
            <text:p>87546</text:p>
          </table:table-cell>
          <table:table-cell office:value-type="float" office:value="109538">
            <text:p>109538</text:p>
          </table:table-cell>
          <table:table-cell office:value-type="float" office:value="143356">
            <text:p>143356</text:p>
          </table:table-cell>
          <table:table-cell office:value-type="float" office:value="60883">
            <text:p>6088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nezuela</text:p>
          </table:table-cell>
          <table:table-cell office:value-type="float" office:value="93222">
            <text:p>93222</text:p>
          </table:table-cell>
          <table:table-cell office:value-type="float" office:value="121728">
            <text:p>121728</text:p>
          </table:table-cell>
          <table:table-cell office:value-type="float" office:value="0">
            <text:p>0</text:p>
          </table:table-cell>
          <table:table-cell office:value-type="float" office:value="19426">
            <text:p>19426</text:p>
          </table:table-cell>
          <table:table-cell office:value-type="float" office:value="0">
            <text:p>0</text:p>
          </table:table-cell>
          <table:table-cell office:value-type="float" office:value="83698">
            <text:p>83698</text:p>
          </table:table-cell>
          <table:table-cell office:value-type="float" office:value="24060">
            <text:p>240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gentina</text:p>
          </table:table-cell>
          <table:table-cell office:value-type="float" office:value="64169">
            <text:p>64169</text:p>
          </table:table-cell>
          <table:table-cell table:number-columns-repeated="2" office:value-type="float" office:value="0">
            <text:p>0</text:p>
          </table:table-cell>
          <table:table-cell office:value-type="float" office:value="78670">
            <text:p>78670</text:p>
          </table:table-cell>
          <table:table-cell table:number-columns-repeated="2" office:value-type="float" office:value="0">
            <text:p>0</text:p>
          </table:table-cell>
          <table:table-cell office:value-type="float" office:value="148601">
            <text:p>14860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ruguay</text:p>
          </table:table-cell>
          <table:table-cell office:value-type="float" office:value="63274">
            <text:p>63274</text:p>
          </table:table-cell>
          <table:table-cell office:value-type="float" office:value="119531">
            <text:p>119531</text:p>
          </table:table-cell>
          <table:table-cell office:value-type="float" office:value="0">
            <text:p>0</text:p>
          </table:table-cell>
          <table:table-cell office:value-type="float" office:value="89101">
            <text:p>8910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nadá</text:p>
          </table:table-cell>
          <table:table-cell office:value-type="float" office:value="69300">
            <text:p>69300</text:p>
          </table:table-cell>
          <table:table-cell table:number-columns-repeated="3" office:value-type="float" office:value="0">
            <text:p>0</text:p>
          </table:table-cell>
          <table:table-cell office:value-type="float" office:value="65528">
            <text:p>65528</text:p>
          </table:table-cell>
          <table:table-cell office:value-type="float" office:value="0">
            <text:p>0</text:p>
          </table:table-cell>
          <table:table-cell office:value-type="float" office:value="113001">
            <text:p>11300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ortugal</text:p>
          </table:table-cell>
          <table:table-cell table:number-columns-repeated="3" office:value-type="float" office:value="0">
            <text:p>0</text:p>
          </table:table-cell>
          <table:table-cell office:value-type="float" office:value="229241">
            <text:p>22924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ina</text:p>
          </table:table-cell>
          <table:table-cell table:number-columns-repeated="2" office:value-type="float" office:value="0">
            <text:p>0</text:p>
          </table:table-cell>
          <table:table-cell office:value-type="float" office:value="85448">
            <text:p>85448</text:p>
          </table:table-cell>
          <table:table-cell office:value-type="float" office:value="14738">
            <text:p>14738</text:p>
          </table:table-cell>
          <table:table-cell table:number-columns-repeated="2" office:value-type="float" office:value="0">
            <text:p>0</text:p>
          </table:table-cell>
          <table:table-cell office:value-type="float" office:value="125621">
            <text:p>12562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sia</text:p>
          </table:table-cell>
          <table:table-cell table:number-columns-repeated="2" office:value-type="float" office:value="0">
            <text:p>0</text:p>
          </table:table-cell>
          <table:table-cell office:value-type="float" office:value="143949">
            <text:p>143949</text:p>
          </table:table-cell>
          <table:table-cell office:value-type="float" office:value="0">
            <text:p>0</text:p>
          </table:table-cell>
          <table:table-cell office:value-type="float" office:value="68881">
            <text:p>68881</text:p>
          </table:table-cell>
          <table:table-cell office:value-type="float" office:value="12094">
            <text:p>1209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raguay</text:p>
          </table:table-cell>
          <table:table-cell office:value-type="float" office:value="14691">
            <text:p>14691</text:p>
          </table:table-cell>
          <table:table-cell table:number-columns-repeated="2" office:value-type="float" office:value="0">
            <text:p>0</text:p>
          </table:table-cell>
          <table:table-cell office:value-type="float" office:value="141380">
            <text:p>141380</text:p>
          </table:table-cell>
          <table:table-cell office:value-type="float" office:value="63789">
            <text:p>6378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ancia</text:p>
          </table:table-cell>
          <table:table-cell office:value-type="float" office:value="0">
            <text:p>0</text:p>
          </table:table-cell>
          <table:table-cell office:value-type="float" office:value="135893">
            <text:p>135893</text:p>
          </table:table-cell>
          <table:table-cell table:number-columns-repeated="3" office:value-type="float" office:value="0">
            <text:p>0</text:p>
          </table:table-cell>
          <table:table-cell office:value-type="float" office:value="66299">
            <text:p>6629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Hisopados.N45" table:end-x="2.066cm" table:end-y="0.494cm" draw:z-index="0" draw:name="4 Gráfico" draw:style-name="gr1" draw:text-style-name="P1" svg:width="29.297cm" svg:height="15.27cm" svg:x="0cm" svg:y="0.038cm">
              <draw:object draw:notify-on-update-of-ranges="Hisopados.C3:Hisopados.I3 Hisopados.B4:Hisopados.B4 Hisopados.C4:Hisopados.I4 Hisopados.B5:Hisopados.B5 Hisopados.C5:Hisopados.I5 Hisopados.B6:Hisopados.B6 Hisopados.C6:Hisopados.I6 Hisopados.B7:Hisopados.B7 Hisopados.C7:Hisopados.I7 Hisopados.B8:Hisopados.B8 Hisopados.C8:Hisopados.I8 Hisopados.B9:Hisopados.B9 Hisopados.C9:Hisopados.I9 Hisopados.B10:Hisopados.B10 Hisopados.C10:Hisopados.I10 Hisopados.B11:Hisopados.B11 Hisopados.C11:Hisopados.I11 Hisopados.B12:Hisopados.B12 Hisopados.C12:Hisopados.I12 Hisopados.B13:Hisopados.B13 Hisopados.C13:Hisopados.I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ectados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nezuela</text:p>
          </table:table-cell>
          <table:table-cell office:value-type="float" office:value="89073">
            <text:p>89073</text:p>
          </table:table-cell>
          <table:table-cell office:value-type="float" office:value="137959">
            <text:p>137959</text:p>
          </table:table-cell>
          <table:table-cell office:value-type="float" office:value="0">
            <text:p>0</text:p>
          </table:table-cell>
          <table:table-cell office:value-type="float" office:value="81992">
            <text:p>81992</text:p>
          </table:table-cell>
          <table:table-cell office:value-type="float" office:value="0">
            <text:p>0</text:p>
          </table:table-cell>
          <table:table-cell office:value-type="float" office:value="79146">
            <text:p>79146</text:p>
          </table:table-cell>
          <table:table-cell office:value-type="float" office:value="109812">
            <text:p>10981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lombia</text:p>
          </table:table-cell>
          <table:table-cell office:value-type="float" office:value="34294">
            <text:p>34294</text:p>
          </table:table-cell>
          <table:table-cell office:value-type="float" office:value="0">
            <text:p>0</text:p>
          </table:table-cell>
          <table:table-cell office:value-type="float" office:value="22873">
            <text:p>22873</text:p>
          </table:table-cell>
          <table:table-cell office:value-type="float" office:value="69143">
            <text:p>69143</text:p>
          </table:table-cell>
          <table:table-cell office:value-type="float" office:value="98014">
            <text:p>98014</text:p>
          </table:table-cell>
          <table:table-cell office:value-type="float" office:value="64681">
            <text:p>6468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sia</text:p>
          </table:table-cell>
          <table:table-cell table:number-columns-repeated="2" office:value-type="float" office:value="0">
            <text:p>0</text:p>
          </table:table-cell>
          <table:table-cell office:value-type="float" office:value="90537">
            <text:p>90537</text:p>
          </table:table-cell>
          <table:table-cell office:value-type="float" office:value="0">
            <text:p>0</text:p>
          </table:table-cell>
          <table:table-cell office:value-type="float" office:value="88418">
            <text:p>88418</text:p>
          </table:table-cell>
          <table:table-cell office:value-type="float" office:value="108405">
            <text:p>10840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gentina</text:p>
          </table:table-cell>
          <table:table-cell office:value-type="float" office:value="172879">
            <text:p>172879</text:p>
          </table:table-cell>
          <table:table-cell table:number-columns-repeated="2" office:value-type="float" office:value="0">
            <text:p>0</text:p>
          </table:table-cell>
          <table:table-cell office:value-type="float" office:value="34448">
            <text:p>34448</text:p>
          </table:table-cell>
          <table:table-cell table:number-columns-repeated="2" office:value-type="float" office:value="0">
            <text:p>0</text:p>
          </table:table-cell>
          <table:table-cell office:value-type="float" office:value="75735">
            <text:p>7573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 office:value-type="float" office:value="92510">
            <text:p>92510</text:p>
          </table:table-cell>
          <table:table-cell table:number-columns-repeated="3" office:value-type="float" office:value="0">
            <text:p>0</text:p>
          </table:table-cell>
          <table:table-cell office:value-type="float" office:value="189875">
            <text:p>18987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nadá</text:p>
          </table:table-cell>
          <table:table-cell office:value-type="float" office:value="88878">
            <text:p>88878</text:p>
          </table:table-cell>
          <table:table-cell table:number-columns-repeated="3" office:value-type="float" office:value="0">
            <text:p>0</text:p>
          </table:table-cell>
          <table:table-cell office:value-type="float" office:value="53177">
            <text:p>53177</text:p>
          </table:table-cell>
          <table:table-cell office:value-type="float" office:value="0">
            <text:p>0</text:p>
          </table:table-cell>
          <table:table-cell office:value-type="float" office:value="116184">
            <text:p>11618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ile</text:p>
          </table:table-cell>
          <table:table-cell office:value-type="float" office:value="132641">
            <text:p>132641</text:p>
          </table:table-cell>
          <table:table-cell table:number-columns-repeated="2" office:value-type="float" office:value="0">
            <text:p>0</text:p>
          </table:table-cell>
          <table:table-cell office:value-type="float" office:value="87238">
            <text:p>87238</text:p>
          </table:table-cell>
          <table:table-cell table:number-columns-repeated="2" office:value-type="float" office:value="0">
            <text:p>0</text:p>
          </table:table-cell>
          <table:table-cell office:value-type="float" office:value="29483">
            <text:p>2948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ina</text:p>
          </table:table-cell>
          <table:table-cell table:number-columns-repeated="2" office:value-type="float" office:value="0">
            <text:p>0</text:p>
          </table:table-cell>
          <table:table-cell office:value-type="float" office:value="63170">
            <text:p>63170</text:p>
          </table:table-cell>
          <table:table-cell office:value-type="float" office:value="91167">
            <text:p>91167</text:p>
          </table:table-cell>
          <table:table-cell table:number-columns-repeated="2" office:value-type="float" office:value="0">
            <text:p>0</text:p>
          </table:table-cell>
          <table:table-cell office:value-type="float" office:value="67157">
            <text:p>6715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ortugal</text:p>
          </table:table-cell>
          <table:table-cell table:number-columns-repeated="3" office:value-type="float" office:value="0">
            <text:p>0</text:p>
          </table:table-cell>
          <table:table-cell office:value-type="float" office:value="213860">
            <text:p>21386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raguay</text:p>
          </table:table-cell>
          <table:table-cell office:value-type="float" office:value="23714">
            <text:p>23714</text:p>
          </table:table-cell>
          <table:table-cell table:number-columns-repeated="2" office:value-type="float" office:value="0">
            <text:p>0</text:p>
          </table:table-cell>
          <table:table-cell office:value-type="float" office:value="159872">
            <text:p>159872</text:p>
          </table:table-cell>
          <table:table-cell office:value-type="float" office:value="13925">
            <text:p>1392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>
            <draw:frame table:end-cell-address="Infectados.N45" table:end-x="2.066cm" table:end-y="0.412cm" draw:z-index="0" draw:name="1 Gráfico" draw:style-name="gr1" draw:text-style-name="P1" svg:width="29.297cm" svg:height="15.25cm" svg:x="0cm" svg:y="0.47cm">
              <draw:object draw:notify-on-update-of-ranges="Infectados.C3:Infectados.I3 Infectados.B4:Infectados.B4 Infectados.C4:Infectados.I4 Infectados.B5:Infectados.B5 Infectados.C5:Infectados.I5 Infectados.B6:Infectados.B6 Infectados.C6:Infectados.I6 Infectados.B7:Infectados.B7 Infectados.C7:Infectados.I7 Infectados.B8:Infectados.B8 Infectados.C8:Infectados.I8 Infectados.B9:Infectados.B9 Infectados.C9:Infectados.I9 Infectados.B10:Infectados.B10 Infectados.C10:Infectados.I10 Infectados.B11:Infectados.B11 Infectados.C11:Infectados.I11 Infectados.B12:Infectados.B12 Infectados.C12:Infectados.I12 Infectados.B13:Infectados.B13 Infectados.C13:Infectados.I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perados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Default" office:value-type="string">
            <text:p>Enero</text:p>
          </table:table-cell>
          <table:table-cell table:style-name="Default" office:value-type="string">
            <text:p>Febrero</text:p>
          </table:table-cell>
          <table:table-cell table:style-name="Default" office:value-type="string">
            <text:p>Marzo</text:p>
          </table:table-cell>
          <table:table-cell table:style-name="Default" office:value-type="string">
            <text:p>Abril</text:p>
          </table:table-cell>
          <table:table-cell table:style-name="Default" office:value-type="string">
            <text:p>Mayo</text:p>
          </table:table-cell>
          <table:table-cell table:style-name="Default" office:value-type="string">
            <text:p>Junio</text:p>
          </table:table-cell>
          <table:table-cell table:style-name="Default" office:value-type="string">
            <text:p>Julio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Colombia</text:p>
          </table:table-cell>
          <table:table-cell table:style-name="Default" office:value-type="float" office:value="97298">
            <text:p>972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2383">
            <text:p>102383</text:p>
          </table:table-cell>
          <table:table-cell table:style-name="Default" office:value-type="float" office:value="74415">
            <text:p>74415</text:p>
          </table:table-cell>
          <table:table-cell table:style-name="Default" office:value-type="float" office:value="161230">
            <text:p>161230</text:p>
          </table:table-cell>
          <table:table-cell table:style-name="Default" office:value-type="float" office:value="67375">
            <text:p>67375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Venezuela</text:p>
          </table:table-cell>
          <table:table-cell table:style-name="Default" office:value-type="float" office:value="59365">
            <text:p>59365</text:p>
          </table:table-cell>
          <table:table-cell table:style-name="Default" office:value-type="float" office:value="181885">
            <text:p>18188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9346">
            <text:p>4934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0140">
            <text:p>40140</text:p>
          </table:table-cell>
          <table:table-cell table:style-name="Default" office:value-type="float" office:value="94756">
            <text:p>94756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Rusia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08470">
            <text:p>20847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269">
            <text:p>25269</text:p>
          </table:table-cell>
          <table:table-cell table:style-name="Default" office:value-type="float" office:value="85156">
            <text:p>85156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China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01910">
            <text:p>101910</text:p>
          </table:table-cell>
          <table:table-cell table:style-name="Default" office:value-type="float" office:value="39204">
            <text:p>3920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66846">
            <text:p>166846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Espana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37948">
            <text:p>37948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249481">
            <text:p>249481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Uruguay</text:p>
          </table:table-cell>
          <table:table-cell table:style-name="Default" office:value-type="float" office:value="70029">
            <text:p>70029</text:p>
          </table:table-cell>
          <table:table-cell table:style-name="Default" office:value-type="float" office:value="184565">
            <text:p>18456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7490">
            <text:p>1749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Canada</text:p>
          </table:table-cell>
          <table:table-cell table:style-name="Default" office:value-type="float" office:value="82546">
            <text:p>82546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48407">
            <text:p>4840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38827">
            <text:p>13882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>
            <text:p>Paraguay</text:p>
          </table:table-cell>
          <table:table-cell table:style-name="Default" office:value-type="float" office:value="48879">
            <text:p>4887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84957">
            <text:p>184957</text:p>
          </table:table-cell>
          <table:table-cell table:style-name="Default" office:value-type="float" office:value="34347">
            <text:p>34347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Argentina</text:p>
          </table:table-cell>
          <table:table-cell table:style-name="Default" office:value-type="float" office:value="50765">
            <text:p>5076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69244">
            <text:p>6924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03242">
            <text:p>10324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>
            <text:p>Bolivia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35261">
            <text:p>13526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2319">
            <text:p>82319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Recuperados.N45" table:end-x="1.99cm" table:end-y="0.461cm" draw:z-index="0" draw:style-name="gr2" draw:text-style-name="P2" svg:width="29.221cm" svg:height="15.224cm" svg:x="0cm" svg:y="0.051cm">
              <draw:object draw:notify-on-update-of-ranges="Recuperados.C3:Recuperados.I3 Recuperados.B4:Recuperados.B4 Recuperados.C4:Recuperados.I4 Recuperados.B5:Recuperados.B5 Recuperados.C5:Recuperados.I5 Recuperados.B6:Recuperados.B6 Recuperados.C6:Recuperados.I6 Recuperados.B7:Recuperados.B7 Recuperados.C7:Recuperados.I7 Recuperados.B8:Recuperados.B8 Recuperados.C8:Recuperados.I8 Recuperados.B9:Recuperados.B9 Recuperados.C9:Recuperados.I9 Recuperados.B10:Recuperados.B10 Recuperados.C10:Recuperados.I10 Recuperados.B11:Recuperados.B11 Recuperados.C11:Recuperados.I11 Recuperados.B12:Recuperados.B12 Recuperados.C12:Recuperados.I12 Recuperados.B13:Recuperados.B13 Recuperados.C13:Recuperados.I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ertos" table:style-name="ta4" table:print="false">
        <office:forms form:automatic-focus="false" form:apply-design-mode="false"/>
        <table:table-column table:style-name="co2" table:number-columns-repeated="9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</table:table-row>
        <table:table-row table:style-name="ro2">
          <table:table-cell/>
          <table:table-cell office:value-type="string">
            <text:p>Paraguay</text:p>
          </table:table-cell>
          <table:table-cell office:value-type="float" office:value="101616">
            <text:p>101616</text:p>
          </table:table-cell>
          <table:table-cell table:number-columns-repeated="2" office:value-type="float" office:value="0">
            <text:p>0</text:p>
          </table:table-cell>
          <table:table-cell office:value-type="float" office:value="159288">
            <text:p>159288</text:p>
          </table:table-cell>
          <table:table-cell office:value-type="float" office:value="107845">
            <text:p>1078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Venezuela</text:p>
          </table:table-cell>
          <table:table-cell office:value-type="float" office:value="18240">
            <text:p>18240</text:p>
          </table:table-cell>
          <table:table-cell office:value-type="float" office:value="87046">
            <text:p>87046</text:p>
          </table:table-cell>
          <table:table-cell office:value-type="float" office:value="0">
            <text:p>0</text:p>
          </table:table-cell>
          <table:table-cell office:value-type="float" office:value="91292">
            <text:p>91292</text:p>
          </table:table-cell>
          <table:table-cell office:value-type="float" office:value="0">
            <text:p>0</text:p>
          </table:table-cell>
          <table:table-cell office:value-type="float" office:value="35649">
            <text:p>35649</text:p>
          </table:table-cell>
          <table:table-cell office:value-type="float" office:value="87708">
            <text:p>87708</text:p>
          </table:table-cell>
        </table:table-row>
        <table:table-row table:style-name="ro2">
          <table:table-cell/>
          <table:table-cell office:value-type="string">
            <text:p>Argentina</text:p>
          </table:table-cell>
          <table:table-cell office:value-type="float" office:value="107313">
            <text:p>107313</text:p>
          </table:table-cell>
          <table:table-cell table:number-columns-repeated="2" office:value-type="float" office:value="0">
            <text:p>0</text:p>
          </table:table-cell>
          <table:table-cell office:value-type="float" office:value="35850">
            <text:p>35850</text:p>
          </table:table-cell>
          <table:table-cell table:number-columns-repeated="2" office:value-type="float" office:value="0">
            <text:p>0</text:p>
          </table:table-cell>
          <table:table-cell office:value-type="float" office:value="171296">
            <text:p>171296</text:p>
          </table:table-cell>
        </table:table-row>
        <table:table-row table:style-name="ro2">
          <table:table-cell/>
          <table:table-cell office:value-type="string">
            <text:p>Colombia</text:p>
          </table:table-cell>
          <table:table-cell office:value-type="float" office:value="76578">
            <text:p>76578</text:p>
          </table:table-cell>
          <table:table-cell office:value-type="float" office:value="0">
            <text:p>0</text:p>
          </table:table-cell>
          <table:table-cell office:value-type="float" office:value="85392">
            <text:p>85392</text:p>
          </table:table-cell>
          <table:table-cell office:value-type="float" office:value="38880">
            <text:p>38880</text:p>
          </table:table-cell>
          <table:table-cell office:value-type="float" office:value="53014">
            <text:p>53014</text:p>
          </table:table-cell>
          <table:table-cell office:value-type="float" office:value="49809">
            <text:p>49809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nada</text:p>
          </table:table-cell>
          <table:table-cell office:value-type="float" office:value="134600">
            <text:p>134600</text:p>
          </table:table-cell>
          <table:table-cell table:number-columns-repeated="3" office:value-type="float" office:value="0">
            <text:p>0</text:p>
          </table:table-cell>
          <table:table-cell office:value-type="float" office:value="82149">
            <text:p>82149</text:p>
          </table:table-cell>
          <table:table-cell office:value-type="float" office:value="0">
            <text:p>0</text:p>
          </table:table-cell>
          <table:table-cell office:value-type="float" office:value="79104">
            <text:p>79104</text:p>
          </table:table-cell>
        </table:table-row>
        <table:table-row table:style-name="ro2">
          <table:table-cell/>
          <table:table-cell office:value-type="string">
            <text:p>Inglaterra</text:p>
          </table:table-cell>
          <table:table-cell table:number-columns-repeated="3" office:value-type="float" office:value="0">
            <text:p>0</text:p>
          </table:table-cell>
          <table:table-cell office:value-type="float" office:value="47135">
            <text:p>47135</text:p>
          </table:table-cell>
          <table:table-cell office:value-type="float" office:value="0">
            <text:p>0</text:p>
          </table:table-cell>
          <table:table-cell office:value-type="float" office:value="176162">
            <text:p>17616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ile</text:p>
          </table:table-cell>
          <table:table-cell office:value-type="float" office:value="100004">
            <text:p>100004</text:p>
          </table:table-cell>
          <table:table-cell table:number-columns-repeated="2" office:value-type="float" office:value="0">
            <text:p>0</text:p>
          </table:table-cell>
          <table:table-cell office:value-type="float" office:value="74988">
            <text:p>74988</text:p>
          </table:table-cell>
          <table:table-cell table:number-columns-repeated="2" office:value-type="float" office:value="0">
            <text:p>0</text:p>
          </table:table-cell>
          <table:table-cell office:value-type="float" office:value="22959">
            <text:p>22959</text:p>
          </table:table-cell>
        </table:table-row>
        <table:table-row table:style-name="ro2">
          <table:table-cell/>
          <table:table-cell office:value-type="string">
            <text:p>Uruguay</text:p>
          </table:table-cell>
          <table:table-cell office:value-type="float" office:value="23287">
            <text:p>23287</text:p>
          </table:table-cell>
          <table:table-cell office:value-type="float" office:value="121791">
            <text:p>121791</text:p>
          </table:table-cell>
          <table:table-cell office:value-type="float" office:value="0">
            <text:p>0</text:p>
          </table:table-cell>
          <table:table-cell office:value-type="float" office:value="50072">
            <text:p>500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ina</text:p>
          </table:table-cell>
          <table:table-cell table:number-columns-repeated="2" office:value-type="float" office:value="0">
            <text:p>0</text:p>
          </table:table-cell>
          <table:table-cell office:value-type="float" office:value="43236">
            <text:p>43236</text:p>
          </table:table-cell>
          <table:table-cell office:value-type="float" office:value="70271">
            <text:p>70271</text:p>
          </table:table-cell>
          <table:table-cell table:number-columns-repeated="2" office:value-type="float" office:value="0">
            <text:p>0</text:p>
          </table:table-cell>
          <table:table-cell office:value-type="float" office:value="74557">
            <text:p>74557</text:p>
          </table:table-cell>
        </table:table-row>
        <table:table-row table:style-name="ro2">
          <table:table-cell/>
          <table:table-cell office:value-type="string">
            <text:p>Bolivia</text:p>
          </table:table-cell>
          <table:table-cell table:number-columns-repeated="3" office:value-type="float" office:value="0">
            <text:p>0</text:p>
          </table:table-cell>
          <table:table-cell office:value-type="float" office:value="123449">
            <text:p>123449</text:p>
          </table:table-cell>
          <table:table-cell office:value-type="float" office:value="0">
            <text:p>0</text:p>
          </table:table-cell>
          <table:table-cell office:value-type="float" office:value="50196">
            <text:p>5019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>
            <draw:frame table:end-cell-address="Muertos.N45" table:end-x="2.119cm" table:end-y="0.313cm" draw:z-index="0" draw:style-name="gr2" draw:text-style-name="P2" svg:width="31.474cm" svg:height="13.832cm" svg:x="0cm" svg:y="0.03cm">
              <draw:object draw:notify-on-update-of-ranges="Muertos.C3:Muertos.I3 Muertos.B4:Muertos.B4 Muertos.C4:Muertos.I4 Muertos.B5:Muertos.B5 Muertos.C5:Muertos.I5 Muertos.B6:Muertos.B6 Muertos.C6:Muertos.I6 Muertos.B7:Muertos.B7 Muertos.C7:Muertos.I7 Muertos.B8:Muertos.B8 Muertos.C8:Muertos.I8 Muertos.B9:Muertos.B9 Muertos.C9:Muertos.I9 Muertos.B10:Muertos.B10 Muertos.C10:Muertos.I10 Muertos.B11:Muertos.B11 Muertos.C11:Muertos.I11 Muertos.B12:Muertos.B12 Muertos.C12:Muertos.I12 Muertos.B13:Muertos.B13 Muertos.C13:Muertos.I1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</table:table>
      <table:table table:name="Estructuras" table:style-name="ta4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5" table:default-cell-style-name="Default"/>
        <table:table-column table:style-name="co4" table:default-cell-style-name="Default"/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table:style-name="ce3" office:value-type="string" table:number-columns-spanned="3" table:number-rows-spanned="1">
            <text:p>struct country</text:p>
          </table:table-cell>
          <table:covered-table-cell table:style-name="ce6"/>
          <table:covered-table-cell table:style-name="ce10"/>
          <table:table-cell table:number-columns-repeated="7"/>
        </table:table-row>
        <table:table-row table:style-name="ro2">
          <table:table-cell/>
          <table:table-cell table:style-name="ce4" office:value-type="string">
            <text:p>char</text:p>
          </table:table-cell>
          <table:table-cell office:value-type="string">
            <text:p>CountryName[20]</text:p>
          </table:table-cell>
          <table:table-cell table:style-name="ce11" office:value-type="string">
            <text:p>20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char </text:p>
          </table:table-cell>
          <table:table-cell office:value-type="string">
            <text:p>Continent[10]</text:p>
          </table:table-cell>
          <table:table-cell table:style-name="ce11" office:value-type="string">
            <text:p>10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int </text:p>
          </table:table-cell>
          <table:table-cell office:value-type="string">
            <text:p>people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calendar</text:p>
          </table:table-cell>
          <table:table-cell office:value-type="string">
            <text:p>hipopade</text:p>
          </table:table-cell>
          <table:table-cell table:style-name="ce11" office:value-type="string">
            <text:p>28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calendar</text:p>
          </table:table-cell>
          <table:table-cell office:value-type="string">
            <text:p>infected</text:p>
          </table:table-cell>
          <table:table-cell table:style-name="ce11" office:value-type="string">
            <text:p>28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calendar</text:p>
          </table:table-cell>
          <table:table-cell office:value-type="string">
            <text:p>recovered</text:p>
          </table:table-cell>
          <table:table-cell table:style-name="ce11" office:value-type="string">
            <text:p>28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calendar</text:p>
          </table:table-cell>
          <table:table-cell office:value-type="string">
            <text:p>deaths</text:p>
          </table:table-cell>
          <table:table-cell table:style-name="ce11" office:value-type="string">
            <text:p>28 bytes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Total:</text:p>
          </table:table-cell>
          <table:covered-table-cell table:style-name="ce7"/>
          <table:table-cell table:style-name="ce12" office:value-type="string">
            <text:p>146 bytes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3" office:value-type="string" table:number-columns-spanned="3" table:number-rows-spanned="1">
            <text:p>struct calendar</text:p>
          </table:table-cell>
          <table:covered-table-cell table:style-name="ce8"/>
          <table:covered-table-cell table:style-name="ce10"/>
          <table:table-cell table:number-columns-repeated="7"/>
        </table:table-row>
        <table:table-row table:style-name="ro2">
          <table:table-cell/>
          <table:table-cell table:style-name="ce4" office:value-type="string">
            <text:p>long int</text:p>
          </table:table-cell>
          <table:table-cell office:value-type="string">
            <text:p>jan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long int</text:p>
          </table:table-cell>
          <table:table-cell office:value-type="string">
            <text:p>feb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long int </text:p>
          </table:table-cell>
          <table:table-cell office:value-type="string">
            <text:p>mar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long int</text:p>
          </table:table-cell>
          <table:table-cell office:value-type="string">
            <text:p>aph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long int</text:p>
          </table:table-cell>
          <table:table-cell office:value-type="string">
            <text:p>may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long int</text:p>
          </table:table-cell>
          <table:table-cell office:value-type="string">
            <text:p>jun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long int</text:p>
          </table:table-cell>
          <table:table-cell office:value-type="string">
            <text:p>jul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Total: </text:p>
          </table:table-cell>
          <table:covered-table-cell table:style-name="ce7"/>
          <table:table-cell table:style-name="ce12" office:value-type="string">
            <text:p>28 bytes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3" office:value-type="string" table:number-columns-spanned="3" table:number-rows-spanned="1">
            <text:p>struct countryStatistics</text:p>
          </table:table-cell>
          <table:covered-table-cell table:style-name="ce9"/>
          <table:covered-table-cell table:style-name="ce10"/>
          <table:table-cell table:number-columns-repeated="7"/>
        </table:table-row>
        <table:table-row table:style-name="ro2">
          <table:table-cell/>
          <table:table-cell table:style-name="ce4" office:value-type="string">
            <text:p>char</text:p>
          </table:table-cell>
          <table:table-cell office:value-type="string">
            <text:p>CountryName[20]</text:p>
          </table:table-cell>
          <table:table-cell table:style-name="ce11" office:value-type="string">
            <text:p>20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int</text:p>
          </table:table-cell>
          <table:table-cell office:value-type="string">
            <text:p>day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int</text:p>
          </table:table-cell>
          <table:table-cell office:value-type="string">
            <text:p>month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int</text:p>
          </table:table-cell>
          <table:table-cell office:value-type="string">
            <text:p>infected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int</text:p>
          </table:table-cell>
          <table:table-cell office:value-type="string">
            <text:p>hisopade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int</text:p>
          </table:table-cell>
          <table:table-cell office:value-type="string">
            <text:p>recovered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int</text:p>
          </table:table-cell>
          <table:table-cell office:value-type="string">
            <text:p>deaths</text:p>
          </table:table-cell>
          <table:table-cell table:style-name="ce11" office:value-type="string">
            <text:p>4 bytes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Total:</text:p>
          </table:table-cell>
          <table:covered-table-cell table:style-name="ce7"/>
          <table:table-cell table:style-name="ce12" office:value-type="string">
            <text:p>24 bytes</text:p>
          </table:table-cell>
          <table:table-cell table:number-columns-repeated="7"/>
        </table:table-row>
        <table:table-row table:style-name="ro2" table:number-rows-repeated="104854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rueba de muertes" table:style-name="ta4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8" table:default-cell-style-name="ce13"/>
        <table:table-column table:style-name="co2" table:default-cell-style-name="Default"/>
        <table:table-row table:style-name="ro3">
          <table:table-cell table:style-name="ce14" office:value-type="string" table:number-columns-spanned="9" table:number-rows-spanned="1">
            <text:p>Muertes por meses del archivo parteDiario</text:p>
          </table:table-cell>
          <table:covered-table-cell table:number-columns-repeated="8"/>
          <table:table-cell/>
          <table:table-cell table:style-name="ce14" office:value-type="string" table:number-columns-spanned="3" table:number-rows-spanned="1">
            <text:p>Orden del resultado esperado</text:p>
          </table:table-cell>
          <table:covered-table-cell table:number-columns-repeated="2"/>
        </table:table-row>
        <table:table-row table:style-name="ro2">
          <table:table-cell/>
          <table:table-cell office:value-type="string">
            <text:p>ene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b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TOT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ARAGUAY</text:p>
          </table:table-cell>
          <table:table-cell office:value-type="float" office:value="368749">
            <text:p>368749</text:p>
          </table:table-cell>
        </table:table-row>
        <table:table-row table:style-name="ro2">
          <table:table-cell office:value-type="string">
            <text:p>VENEZUELA</text:p>
          </table:table-cell>
          <table:table-cell office:value-type="float" office:value="18240">
            <text:p>18240</text:p>
          </table:table-cell>
          <table:table-cell office:value-type="float" office:value="87046">
            <text:p>87046</text:p>
          </table:table-cell>
          <table:table-cell office:value-type="float" office:value="0">
            <text:p>0</text:p>
          </table:table-cell>
          <table:table-cell office:value-type="float" office:value="91292">
            <text:p>91292</text:p>
          </table:table-cell>
          <table:table-cell office:value-type="float" office:value="0">
            <text:p>0</text:p>
          </table:table-cell>
          <table:table-cell office:value-type="float" office:value="35649">
            <text:p>35649</text:p>
          </table:table-cell>
          <table:table-cell office:value-type="float" office:value="87708">
            <text:p>87708</text:p>
          </table:table-cell>
          <table:table-cell table:formula="of:=SUM([.B3:.H3])" office:value-type="float" office:value="319935">
            <text:p>31993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ENEZUELA</text:p>
          </table:table-cell>
          <table:table-cell office:value-type="float" office:value="319935">
            <text:p>319935</text:p>
          </table:table-cell>
        </table:table-row>
        <table:table-row table:style-name="ro2">
          <table:table-cell office:value-type="string">
            <text:p>PORTUGAL</text:p>
          </table:table-cell>
          <table:table-cell table:number-columns-repeated="3" office:value-type="float" office:value="0">
            <text:p>0</text:p>
          </table:table-cell>
          <table:table-cell office:value-type="float" office:value="129467">
            <text:p>129467</text:p>
          </table:table-cell>
          <table:table-cell table:number-columns-repeated="3" office:value-type="float" office:value="0">
            <text:p>0</text:p>
          </table:table-cell>
          <table:table-cell table:formula="of:=SUM([.B4:.H4])" office:value-type="float" office:value="129467">
            <text:p>12946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RGENTINA</text:p>
          </table:table-cell>
          <table:table-cell office:value-type="float" office:value="314459">
            <text:p>314459</text:p>
          </table:table-cell>
        </table:table-row>
        <table:table-row table:style-name="ro2">
          <table:table-cell office:value-type="string">
            <text:p>CHINA</text:p>
          </table:table-cell>
          <table:table-cell table:number-columns-repeated="2" office:value-type="float" office:value="0">
            <text:p>0</text:p>
          </table:table-cell>
          <table:table-cell office:value-type="float" office:value="43236">
            <text:p>43236</text:p>
          </table:table-cell>
          <table:table-cell office:value-type="float" office:value="70271">
            <text:p>70271</text:p>
          </table:table-cell>
          <table:table-cell table:number-columns-repeated="2" office:value-type="float" office:value="0">
            <text:p>0</text:p>
          </table:table-cell>
          <table:table-cell office:value-type="float" office:value="74557">
            <text:p>74557</text:p>
          </table:table-cell>
          <table:table-cell table:formula="of:=SUM([.B5:.H5])" office:value-type="float" office:value="188064">
            <text:p>18806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OLOMBIA</text:p>
          </table:table-cell>
          <table:table-cell office:value-type="float" office:value="303673">
            <text:p>303673</text:p>
          </table:table-cell>
        </table:table-row>
        <table:table-row table:style-name="ro2">
          <table:table-cell office:value-type="string">
            <text:p>INGLATERRA</text:p>
          </table:table-cell>
          <table:table-cell table:number-columns-repeated="3" office:value-type="float" office:value="0">
            <text:p>0</text:p>
          </table:table-cell>
          <table:table-cell office:value-type="float" office:value="47135">
            <text:p>47135</text:p>
          </table:table-cell>
          <table:table-cell office:value-type="float" office:value="0">
            <text:p>0</text:p>
          </table:table-cell>
          <table:table-cell office:value-type="float" office:value="176162">
            <text:p>176162</text:p>
          </table:table-cell>
          <table:table-cell office:value-type="float" office:value="0">
            <text:p>0</text:p>
          </table:table-cell>
          <table:table-cell table:formula="of:=SUM([.B6:.H6])" office:value-type="float" office:value="223297">
            <text:p>22329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  <table:table-cell office:value-type="float" office:value="295853">
            <text:p>295853</text:p>
          </table:table-cell>
        </table:table-row>
        <table:table-row table:style-name="ro2">
          <table:table-cell office:value-type="string">
            <text:p>PERU</text:p>
          </table:table-cell>
          <table:table-cell table:number-columns-repeated="2" office:value-type="float" office:value="0">
            <text:p>0</text:p>
          </table:table-cell>
          <table:table-cell office:value-type="float" office:value="36727">
            <text:p>36727</text:p>
          </table:table-cell>
          <table:table-cell office:value-type="float" office:value="0">
            <text:p>0</text:p>
          </table:table-cell>
          <table:table-cell office:value-type="float" office:value="10278">
            <text:p>10278</text:p>
          </table:table-cell>
          <table:table-cell office:value-type="float" office:value="67178">
            <text:p>67178</text:p>
          </table:table-cell>
          <table:table-cell office:value-type="float" office:value="0">
            <text:p>0</text:p>
          </table:table-cell>
          <table:table-cell table:formula="of:=SUM([.B7:.H7])" office:value-type="float" office:value="114183">
            <text:p>11418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INGLATERRA</text:p>
          </table:table-cell>
          <table:table-cell office:value-type="float" office:value="223297">
            <text:p>223297</text:p>
          </table:table-cell>
        </table:table-row>
        <table:table-row table:style-name="ro2">
          <table:table-cell office:value-type="string">
            <text:p>COLOMBIA</text:p>
          </table:table-cell>
          <table:table-cell office:value-type="float" office:value="76578">
            <text:p>76578</text:p>
          </table:table-cell>
          <table:table-cell office:value-type="float" office:value="0">
            <text:p>0</text:p>
          </table:table-cell>
          <table:table-cell office:value-type="float" office:value="85392">
            <text:p>85392</text:p>
          </table:table-cell>
          <table:table-cell office:value-type="float" office:value="38880">
            <text:p>38880</text:p>
          </table:table-cell>
          <table:table-cell office:value-type="float" office:value="53014">
            <text:p>53014</text:p>
          </table:table-cell>
          <table:table-cell office:value-type="float" office:value="49809">
            <text:p>49809</text:p>
          </table:table-cell>
          <table:table-cell office:value-type="float" office:value="0">
            <text:p>0</text:p>
          </table:table-cell>
          <table:table-cell table:formula="of:=SUM([.B8:.H8])" office:value-type="float" office:value="303673">
            <text:p>303673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HILE</text:p>
          </table:table-cell>
          <table:table-cell office:value-type="float" office:value="197951">
            <text:p>197951</text:p>
          </table:table-cell>
        </table:table-row>
        <table:table-row table:style-name="ro2">
          <table:table-cell office:value-type="string">
            <text:p>MEXICO</text:p>
          </table:table-cell>
          <table:table-cell table:number-columns-repeated="2" office:value-type="float" office:value="0">
            <text:p>0</text:p>
          </table:table-cell>
          <table:table-cell office:value-type="float" office:value="35638">
            <text:p>35638</text:p>
          </table:table-cell>
          <table:table-cell office:value-type="float" office:value="57117">
            <text:p>57117</text:p>
          </table:table-cell>
          <table:table-cell table:number-columns-repeated="3" office:value-type="float" office:value="0">
            <text:p>0</text:p>
          </table:table-cell>
          <table:table-cell table:formula="of:=SUM([.B9:.H9])" office:value-type="float" office:value="92755">
            <text:p>92755</text:p>
          </table:table-cell>
          <table:table-cell/>
          <table:table-cell office:value-type="float" office:value="8">
            <text:p>8</text:p>
          </table:table-cell>
          <table:table-cell office:value-type="string">
            <text:p>URUGUAY</text:p>
          </table:table-cell>
          <table:table-cell office:value-type="float" office:value="195150">
            <text:p>195150</text:p>
          </table:table-cell>
        </table:table-row>
        <table:table-row table:style-name="ro2">
          <table:table-cell office:value-type="string">
            <text:p>RUSIA</text:p>
          </table:table-cell>
          <table:table-cell table:number-columns-repeated="2" office:value-type="float" office:value="0">
            <text:p>0</text:p>
          </table:table-cell>
          <table:table-cell office:value-type="float" office:value="80758">
            <text:p>80758</text:p>
          </table:table-cell>
          <table:table-cell office:value-type="float" office:value="0">
            <text:p>0</text:p>
          </table:table-cell>
          <table:table-cell office:value-type="float" office:value="30926">
            <text:p>30926</text:p>
          </table:table-cell>
          <table:table-cell office:value-type="float" office:value="59717">
            <text:p>59717</text:p>
          </table:table-cell>
          <table:table-cell office:value-type="float" office:value="0">
            <text:p>0</text:p>
          </table:table-cell>
          <table:table-cell table:formula="of:=SUM([.B10:.H10])" office:value-type="float" office:value="171401">
            <text:p>17140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CHINA</text:p>
          </table:table-cell>
          <table:table-cell office:value-type="float" office:value="188064">
            <text:p>188064</text:p>
          </table:table-cell>
        </table:table-row>
        <table:table-row table:style-name="ro2">
          <table:table-cell office:value-type="string">
            <text:p>CHILE</text:p>
          </table:table-cell>
          <table:table-cell office:value-type="float" office:value="100004">
            <text:p>100004</text:p>
          </table:table-cell>
          <table:table-cell table:number-columns-repeated="2" office:value-type="float" office:value="0">
            <text:p>0</text:p>
          </table:table-cell>
          <table:table-cell office:value-type="float" office:value="74988">
            <text:p>74988</text:p>
          </table:table-cell>
          <table:table-cell table:number-columns-repeated="2" office:value-type="float" office:value="0">
            <text:p>0</text:p>
          </table:table-cell>
          <table:table-cell office:value-type="float" office:value="22959">
            <text:p>22959</text:p>
          </table:table-cell>
          <table:table-cell table:formula="of:=SUM([.B11:.H11])" office:value-type="float" office:value="197951">
            <text:p>19795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OLIVIA</text:p>
          </table:table-cell>
          <table:table-cell office:value-type="float" office:value="173645">
            <text:p>173645</text:p>
          </table:table-cell>
        </table:table-row>
        <table:table-row table:style-name="ro2">
          <table:table-cell office:value-type="string">
            <text:p>FRANCIA</text:p>
          </table:table-cell>
          <table:table-cell office:value-type="float" office:value="0">
            <text:p>0</text:p>
          </table:table-cell>
          <table:table-cell office:value-type="float" office:value="76050">
            <text:p>76050</text:p>
          </table:table-cell>
          <table:table-cell table:number-columns-repeated="3" office:value-type="float" office:value="0">
            <text:p>0</text:p>
          </table:table-cell>
          <table:table-cell office:value-type="float" office:value="92077">
            <text:p>92077</text:p>
          </table:table-cell>
          <table:table-cell office:value-type="float" office:value="0">
            <text:p>0</text:p>
          </table:table-cell>
          <table:table-cell table:formula="of:=SUM([.B12:.H12])" office:value-type="float" office:value="168127">
            <text:p>168127</text:p>
          </table:table-cell>
          <table:table-cell table:number-columns-repeated="4"/>
        </table:table-row>
        <table:table-row table:style-name="ro2">
          <table:table-cell office:value-type="string">
            <text:p>BRASIL</text:p>
          </table:table-cell>
          <table:table-cell office:value-type="float" office:value="52888">
            <text:p>52888</text:p>
          </table:table-cell>
          <table:table-cell office:value-type="float" office:value="27574">
            <text:p>27574</text:p>
          </table:table-cell>
          <table:table-cell table:number-columns-repeated="2" office:value-type="float" office:value="0">
            <text:p>0</text:p>
          </table:table-cell>
          <table:table-cell office:value-type="float" office:value="30533">
            <text:p>30533</text:p>
          </table:table-cell>
          <table:table-cell table:number-columns-repeated="2" office:value-type="float" office:value="0">
            <text:p>0</text:p>
          </table:table-cell>
          <table:table-cell table:formula="of:=SUM([.B13:.H13])" office:value-type="float" office:value="110995">
            <text:p>110995</text:p>
          </table:table-cell>
          <table:table-cell table:number-columns-repeated="4"/>
        </table:table-row>
        <table:table-row table:style-name="ro2">
          <table:table-cell office:value-type="string">
            <text:p>ARGENTINA</text:p>
          </table:table-cell>
          <table:table-cell office:value-type="float" office:value="107313">
            <text:p>107313</text:p>
          </table:table-cell>
          <table:table-cell table:number-columns-repeated="2" office:value-type="float" office:value="0">
            <text:p>0</text:p>
          </table:table-cell>
          <table:table-cell office:value-type="float" office:value="35850">
            <text:p>35850</text:p>
          </table:table-cell>
          <table:table-cell table:number-columns-repeated="2" office:value-type="float" office:value="0">
            <text:p>0</text:p>
          </table:table-cell>
          <table:table-cell office:value-type="float" office:value="171296">
            <text:p>171296</text:p>
          </table:table-cell>
          <table:table-cell table:formula="of:=SUM([.B14:.H14])" office:value-type="float" office:value="314459">
            <text:p>314459</text:p>
          </table:table-cell>
          <table:table-cell table:number-columns-repeated="4"/>
        </table:table-row>
        <table:table-row table:style-name="ro2">
          <table:table-cell office:value-type="string">
            <text:p>URUGUAY</text:p>
          </table:table-cell>
          <table:table-cell office:value-type="float" office:value="23287">
            <text:p>23287</text:p>
          </table:table-cell>
          <table:table-cell office:value-type="float" office:value="121791">
            <text:p>121791</text:p>
          </table:table-cell>
          <table:table-cell office:value-type="float" office:value="0">
            <text:p>0</text:p>
          </table:table-cell>
          <table:table-cell office:value-type="float" office:value="50072">
            <text:p>50072</text:p>
          </table:table-cell>
          <table:table-cell table:number-columns-repeated="3" office:value-type="float" office:value="0">
            <text:p>0</text:p>
          </table:table-cell>
          <table:table-cell table:formula="of:=SUM([.B15:.H15])" office:value-type="float" office:value="195150">
            <text:p>195150</text:p>
          </table:table-cell>
          <table:table-cell table:number-columns-repeated="4"/>
        </table:table-row>
        <table:table-row table:style-name="ro2">
          <table:table-cell office:value-type="string">
            <text:p>CANADA</text:p>
          </table:table-cell>
          <table:table-cell office:value-type="float" office:value="134600">
            <text:p>134600</text:p>
          </table:table-cell>
          <table:table-cell table:number-columns-repeated="3" office:value-type="float" office:value="0">
            <text:p>0</text:p>
          </table:table-cell>
          <table:table-cell office:value-type="float" office:value="82149">
            <text:p>82149</text:p>
          </table:table-cell>
          <table:table-cell office:value-type="float" office:value="0">
            <text:p>0</text:p>
          </table:table-cell>
          <table:table-cell office:value-type="float" office:value="79104">
            <text:p>79104</text:p>
          </table:table-cell>
          <table:table-cell table:formula="of:=SUM([.B16:.H16])" office:value-type="float" office:value="295853">
            <text:p>295853</text:p>
          </table:table-cell>
          <table:table-cell table:number-columns-repeated="4"/>
        </table:table-row>
        <table:table-row table:style-name="ro2">
          <table:table-cell office:value-type="string">
            <text:p>ITALIA</text:p>
          </table:table-cell>
          <table:table-cell office:value-type="float" office:value="150691">
            <text:p>150691</text:p>
          </table:table-cell>
          <table:table-cell office:value-type="float" office:value="0">
            <text:p>0</text:p>
          </table:table-cell>
          <table:table-cell office:value-type="float" office:value="17637">
            <text:p>17637</text:p>
          </table:table-cell>
          <table:table-cell table:number-columns-repeated="4" office:value-type="float" office:value="0">
            <text:p>0</text:p>
          </table:table-cell>
          <table:table-cell table:formula="of:=SUM([.B17:.H17])" office:value-type="float" office:value="168328">
            <text:p>168328</text:p>
          </table:table-cell>
          <table:table-cell table:number-columns-repeated="4"/>
        </table:table-row>
        <table:table-row table:style-name="ro2">
          <table:table-cell office:value-type="string">
            <text:p>JAPON</text:p>
          </table:table-cell>
          <table:table-cell table:number-columns-repeated="5" office:value-type="float" office:value="0">
            <text:p>0</text:p>
          </table:table-cell>
          <table:table-cell office:value-type="float" office:value="71771">
            <text:p>71771</text:p>
          </table:table-cell>
          <table:table-cell office:value-type="float" office:value="0">
            <text:p>0</text:p>
          </table:table-cell>
          <table:table-cell table:formula="of:=SUM([.B18:.H18])" office:value-type="float" office:value="71771">
            <text:p>71771</text:p>
          </table:table-cell>
          <table:table-cell table:number-columns-repeated="4"/>
        </table:table-row>
        <table:table-row table:style-name="ro2">
          <table:table-cell office:value-type="string">
            <text:p>BOLIVIA</text:p>
          </table:table-cell>
          <table:table-cell table:number-columns-repeated="3" office:value-type="float" office:value="0">
            <text:p>0</text:p>
          </table:table-cell>
          <table:table-cell office:value-type="float" office:value="123449">
            <text:p>123449</text:p>
          </table:table-cell>
          <table:table-cell office:value-type="float" office:value="0">
            <text:p>0</text:p>
          </table:table-cell>
          <table:table-cell office:value-type="float" office:value="50196">
            <text:p>50196</text:p>
          </table:table-cell>
          <table:table-cell office:value-type="float" office:value="0">
            <text:p>0</text:p>
          </table:table-cell>
          <table:table-cell table:formula="of:=SUM([.B19:.H19])" office:value-type="float" office:value="173645">
            <text:p>173645</text:p>
          </table:table-cell>
          <table:table-cell table:number-columns-repeated="4"/>
        </table:table-row>
        <table:table-row table:style-name="ro2">
          <table:table-cell office:value-type="string">
            <text:p>PARAGUAY</text:p>
          </table:table-cell>
          <table:table-cell office:value-type="float" office:value="101616">
            <text:p>101616</text:p>
          </table:table-cell>
          <table:table-cell table:number-columns-repeated="2" office:value-type="float" office:value="0">
            <text:p>0</text:p>
          </table:table-cell>
          <table:table-cell office:value-type="float" office:value="159288">
            <text:p>159288</text:p>
          </table:table-cell>
          <table:table-cell office:value-type="float" office:value="107845">
            <text:p>107845</text:p>
          </table:table-cell>
          <table:table-cell table:number-columns-repeated="2" office:value-type="float" office:value="0">
            <text:p>0</text:p>
          </table:table-cell>
          <table:table-cell table:formula="of:=SUM([.B20:.H20])" office:value-type="float" office:value="368749">
            <text:p>368749</text:p>
          </table:table-cell>
          <table:table-cell table:number-columns-repeated="4"/>
        </table:table-row>
        <table:table-row table:style-name="ro2">
          <table:table-cell office:value-type="string">
            <text:p>PANAMA</text:p>
          </table:table-cell>
          <table:table-cell office:value-type="float" office:value="65533">
            <text:p>65533</text:p>
          </table:table-cell>
          <table:table-cell table:number-columns-repeated="4" office:value-type="float" office:value="0">
            <text:p>0</text:p>
          </table:table-cell>
          <table:table-cell office:value-type="float" office:value="106204">
            <text:p>106204</text:p>
          </table:table-cell>
          <table:table-cell office:value-type="float" office:value="0">
            <text:p>0</text:p>
          </table:table-cell>
          <table:table-cell table:formula="of:=SUM([.B21:.H21])" office:value-type="float" office:value="171737">
            <text:p>171737</text:p>
          </table:table-cell>
          <table:table-cell table:number-columns-repeated="4"/>
        </table:table-row>
        <table:table-row table:style-name="ro2">
          <table:table-cell office:value-type="string">
            <text:p>ESPANA</text:p>
          </table:table-cell>
          <table:table-cell table:number-columns-repeated="2" office:value-type="float" office:value="0">
            <text:p>0</text:p>
          </table:table-cell>
          <table:table-cell office:value-type="float" office:value="57765">
            <text:p>57765</text:p>
          </table:table-cell>
          <table:table-cell table:number-columns-repeated="3" office:value-type="float" office:value="0">
            <text:p>0</text:p>
          </table:table-cell>
          <table:table-cell office:value-type="float" office:value="95165">
            <text:p>95165</text:p>
          </table:table-cell>
          <table:table-cell table:formula="of:=SUM([.B22:.H22])" office:value-type="float" office:value="152930">
            <text:p>152930</text:p>
          </table:table-cell>
          <table:table-cell table:number-columns-repeated="4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style:text-properties fo:color="#ff0000"/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number:text>$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style:text-properties fo:color="#ff0000"/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-</number:text>
      <number:number number:decimal-places="0" number:min-integer-digits="1" number:grouping="true"/>
      <number:text> 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number:number number:decimal-places="2" number:min-integer-digits="1" number:grouping="true"/>
      <number:text> </number:text>
    </number:number-style>
    <number:number-style style:name="N131P1" style:volatile="true">
      <number:text> $ -</number:text>
      <number:number number:decimal-places="2" number:min-integer-digits="1" number:grouping="true"/>
      <number:text> </number:text>
    </number:number-style>
    <number:number-style style:name="N131P2" style:volatile="true">
      <number:text> $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/07/2020</text:date>, <text:time>21:35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opados" style:display-name="PageStyle_Hisop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ectados" style:display-name="PageStyle_Infect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uperados" style:display-name="PageStyle_Recupera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uperados_20_1" style:display-name="PageStyle_Recuperado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uertes" style:display-name="PageStyle_Muert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0T21:35:07.09</dc:date>
    <dc:creator>ale dam</dc:creator>
    <meta:generator>OpenOffice/4.1.7$Win32 OpenOffice.org_project/417m1$Build-9800</meta:generator>
    <meta:editing-duration>PT2H4M54S</meta:editing-duration>
    <meta:editing-cycles>1</meta:editing-cycles>
    <meta:document-statistic meta:table-count="6" meta:cell-count="6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s" number:country="AR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26fa6" draw:fill-color="#426fa6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aa433f" draw:fill-color="#aa433f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87a44b" draw:fill-color="#87a44b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6f568d" draw:fill-color="#6f568d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3d97af" draw:fill-color="#3d97af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db8238" draw:fill-color="#db8238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8ea5ca" draw:fill-color="#8ea5ca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cc8f8e" draw:fill-color="#cc8f8e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3c992" draw:fill-color="#b3c992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a596b9" draw:fill-color="#a596b9"/>
      <style:text-properties fo:color="#000000" fo:font-family="Calibri"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9.298cm" svg:height="15.271cm" xlink:href=".." xlink:type="simple" chart:class="chart:line" chart:style-name="ch1">
        <chart:title svg:x="11.333cm" svg:y="0.44cm" chart:style-name="ch2">
          <text:p>Evolución de Hisopados </text:p>
        </chart:title>
        <chart:legend chart:legend-position="end" svg:x="26.499cm" svg:y="5.095cm" style:legend-expansion="high" chart:style-name="ch3"/>
        <chart:plot-area chart:style-name="ch4" table:cell-range-address="Hisopados.B3:Hisopados.I13" chart:data-source-has-labels="both" svg:x="4.419cm" svg:y="2.506cm" svg:width="20.91cm" svg:height="12.04cm">
          <chartooo:coordinate-region svg:x="5.631cm" svg:y="2.706cm" svg:width="19.352cm" svg:height="11.343cm"/>
          <chart:axis chart:dimension="x" chart:name="primary-x" chart:style-name="ch5" chartooo:axis-type="auto">
            <chartooo:date-scale/>
            <chart:categories table:cell-range-address="Hisopados.C3:Hisopados.I3"/>
          </chart:axis>
          <chart:axis chart:dimension="y" chart:name="primary-y" chart:style-name="ch6">
            <chart:title svg:x="0.451cm" svg:y="8.222cm" chart:style-name="ch7">
              <text:p>Cantidad de Hisopados</text:p>
            </chart:title>
            <chart:grid chart:style-name="ch8" chart:class="major"/>
          </chart:axis>
          <chart:series chart:style-name="ch9" chart:values-cell-range-address="Hisopados.C4:Hisopados.I4" chart:label-cell-address="Hisopados.B4:Hisopados.B4" chart:class="chart:line">
            <chart:data-point chart:repeated="7"/>
          </chart:series>
          <chart:series chart:style-name="ch10" chart:values-cell-range-address="Hisopados.C5:Hisopados.I5" chart:label-cell-address="Hisopados.B5:Hisopados.B5" chart:class="chart:line">
            <chart:data-point chart:repeated="7"/>
          </chart:series>
          <chart:series chart:style-name="ch11" chart:values-cell-range-address="Hisopados.C6:Hisopados.I6" chart:label-cell-address="Hisopados.B6:Hisopados.B6" chart:class="chart:line">
            <chart:data-point chart:repeated="7"/>
          </chart:series>
          <chart:series chart:style-name="ch12" chart:values-cell-range-address="Hisopados.C7:Hisopados.I7" chart:label-cell-address="Hisopados.B7:Hisopados.B7" chart:class="chart:line">
            <chart:data-point chart:repeated="7"/>
          </chart:series>
          <chart:series chart:style-name="ch13" chart:values-cell-range-address="Hisopados.C8:Hisopados.I8" chart:label-cell-address="Hisopados.B8:Hisopados.B8" chart:class="chart:line">
            <chart:data-point chart:repeated="7"/>
          </chart:series>
          <chart:series chart:style-name="ch14" chart:values-cell-range-address="Hisopados.C9:Hisopados.I9" chart:label-cell-address="Hisopados.B9:Hisopados.B9" chart:class="chart:line">
            <chart:data-point chart:repeated="7"/>
          </chart:series>
          <chart:series chart:style-name="ch15" chart:values-cell-range-address="Hisopados.C10:Hisopados.I10" chart:label-cell-address="Hisopados.B10:Hisopados.B10" chart:class="chart:line">
            <chart:data-point chart:repeated="7"/>
          </chart:series>
          <chart:series chart:style-name="ch16" chart:values-cell-range-address="Hisopados.C11:Hisopados.I11" chart:label-cell-address="Hisopados.B11:Hisopados.B11" chart:class="chart:line">
            <chart:data-point chart:repeated="7"/>
          </chart:series>
          <chart:series chart:style-name="ch17" chart:values-cell-range-address="Hisopados.C12:Hisopados.I12" chart:label-cell-address="Hisopados.B12:Hisopados.B12" chart:class="chart:line">
            <chart:data-point chart:repeated="7"/>
          </chart:series>
          <chart:series chart:style-name="ch18" chart:values-cell-range-address="Hisopados.C13:Hisopados.I13" chart:label-cell-address="Hisopados.B13:Hisopados.B13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o</text:p>
                <draw:g>
                  <svg:desc>Hisopados.C3:Hisopados.I3</svg:desc>
                </draw:g>
              </table:table-cell>
              <table:table-cell office:value-type="string">
                <text:p>Febrero</text:p>
              </table:table-cell>
              <table:table-cell office:value-type="string">
                <text:p>Marzo</text:p>
              </table:table-cell>
              <table:table-cell office:value-type="string">
                <text:p>Abril</text:p>
              </table:table-cell>
              <table:table-cell office:value-type="string">
                <text:p>Mayo</text:p>
              </table:table-cell>
              <table:table-cell office:value-type="string">
                <text:p>Junio</text:p>
              </table:table-cell>
              <table:table-cell office:value-type="string">
                <text:p>Julio</text:p>
              </table:table-cell>
            </table:table-row>
          </table:table-header-rows>
          <table:table-rows>
            <table:table-row>
              <table:table-cell office:value-type="string">
                <text:p>Colombia</text:p>
                <draw:g>
                  <svg:desc>Hisopados.B4:Hisopados.B4</svg:desc>
                </draw:g>
              </table:table-cell>
              <table:table-cell office:value-type="float" office:value="90083">
                <text:p>90083</text:p>
                <draw:g>
                  <svg:desc>Hisopados.C4:Hisopados.I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7546">
                <text:p>87546</text:p>
              </table:table-cell>
              <table:table-cell office:value-type="float" office:value="109538">
                <text:p>109538</text:p>
              </table:table-cell>
              <table:table-cell office:value-type="float" office:value="143356">
                <text:p>143356</text:p>
              </table:table-cell>
              <table:table-cell office:value-type="float" office:value="60883">
                <text:p>60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ezuela</text:p>
                <draw:g>
                  <svg:desc>Hisopados.B5:Hisopados.B5</svg:desc>
                </draw:g>
              </table:table-cell>
              <table:table-cell office:value-type="float" office:value="93222">
                <text:p>93222</text:p>
                <draw:g>
                  <svg:desc>Hisopados.C5:Hisopados.I5</svg:desc>
                </draw:g>
              </table:table-cell>
              <table:table-cell office:value-type="float" office:value="121728">
                <text:p>121728</text:p>
              </table:table-cell>
              <table:table-cell office:value-type="float" office:value="0">
                <text:p>0</text:p>
              </table:table-cell>
              <table:table-cell office:value-type="float" office:value="19426">
                <text:p>19426</text:p>
              </table:table-cell>
              <table:table-cell office:value-type="float" office:value="0">
                <text:p>0</text:p>
              </table:table-cell>
              <table:table-cell office:value-type="float" office:value="83698">
                <text:p>83698</text:p>
              </table:table-cell>
              <table:table-cell office:value-type="float" office:value="24060">
                <text:p>24060</text:p>
              </table:table-cell>
            </table:table-row>
            <table:table-row>
              <table:table-cell office:value-type="string">
                <text:p>Argentina</text:p>
                <draw:g>
                  <svg:desc>Hisopados.B6:Hisopados.B6</svg:desc>
                </draw:g>
              </table:table-cell>
              <table:table-cell office:value-type="float" office:value="64169">
                <text:p>64169</text:p>
                <draw:g>
                  <svg:desc>Hisopados.C6:Hisopados.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670">
                <text:p>78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601">
                <text:p>148601</text:p>
              </table:table-cell>
            </table:table-row>
            <table:table-row>
              <table:table-cell office:value-type="string">
                <text:p>Uruguay</text:p>
                <draw:g>
                  <svg:desc>Hisopados.B7:Hisopados.B7</svg:desc>
                </draw:g>
              </table:table-cell>
              <table:table-cell office:value-type="float" office:value="63274">
                <text:p>63274</text:p>
                <draw:g>
                  <svg:desc>Hisopados.C7:Hisopados.I7</svg:desc>
                </draw:g>
              </table:table-cell>
              <table:table-cell office:value-type="float" office:value="119531">
                <text:p>119531</text:p>
              </table:table-cell>
              <table:table-cell office:value-type="float" office:value="0">
                <text:p>0</text:p>
              </table:table-cell>
              <table:table-cell office:value-type="float" office:value="89101">
                <text:p>89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adá</text:p>
                <draw:g>
                  <svg:desc>Hisopados.B8:Hisopados.B8</svg:desc>
                </draw:g>
              </table:table-cell>
              <table:table-cell office:value-type="float" office:value="69300">
                <text:p>69300</text:p>
                <draw:g>
                  <svg:desc>Hisopados.C8:Hisopados.I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528">
                <text:p>65528</text:p>
              </table:table-cell>
              <table:table-cell office:value-type="float" office:value="0">
                <text:p>0</text:p>
              </table:table-cell>
              <table:table-cell office:value-type="float" office:value="113001">
                <text:p>113001</text:p>
              </table:table-cell>
            </table:table-row>
            <table:table-row>
              <table:table-cell office:value-type="string">
                <text:p>Portugal</text:p>
                <draw:g>
                  <svg:desc>Hisopados.B9:Hisopados.B9</svg:desc>
                </draw:g>
              </table:table-cell>
              <table:table-cell office:value-type="float" office:value="0">
                <text:p>0</text:p>
                <draw:g>
                  <svg:desc>Hisopados.C9:Hisopados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241">
                <text:p>229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ina</text:p>
                <draw:g>
                  <svg:desc>Hisopados.B10:Hisopados.B10</svg:desc>
                </draw:g>
              </table:table-cell>
              <table:table-cell office:value-type="float" office:value="0">
                <text:p>0</text:p>
                <draw:g>
                  <svg:desc>Hisopados.C10:Hisopados.I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5448">
                <text:p>85448</text:p>
              </table:table-cell>
              <table:table-cell office:value-type="float" office:value="14738">
                <text:p>1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621">
                <text:p>125621</text:p>
              </table:table-cell>
            </table:table-row>
            <table:table-row>
              <table:table-cell office:value-type="string">
                <text:p>Rusia</text:p>
                <draw:g>
                  <svg:desc>Hisopados.B11:Hisopados.B11</svg:desc>
                </draw:g>
              </table:table-cell>
              <table:table-cell office:value-type="float" office:value="0">
                <text:p>0</text:p>
                <draw:g>
                  <svg:desc>Hisopados.C11:Hisopados.I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43949">
                <text:p>143949</text:p>
              </table:table-cell>
              <table:table-cell office:value-type="float" office:value="0">
                <text:p>0</text:p>
              </table:table-cell>
              <table:table-cell office:value-type="float" office:value="68881">
                <text:p>68881</text:p>
              </table:table-cell>
              <table:table-cell office:value-type="float" office:value="12094">
                <text:p>1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aguay</text:p>
                <draw:g>
                  <svg:desc>Hisopados.B12:Hisopados.B12</svg:desc>
                </draw:g>
              </table:table-cell>
              <table:table-cell office:value-type="float" office:value="14691">
                <text:p>14691</text:p>
                <draw:g>
                  <svg:desc>Hisopados.C12:Hisopados.I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380">
                <text:p>141380</text:p>
              </table:table-cell>
              <table:table-cell office:value-type="float" office:value="63789">
                <text:p>63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ancia</text:p>
                <draw:g>
                  <svg:desc>Hisopados.B13:Hisopados.B13</svg:desc>
                </draw:g>
              </table:table-cell>
              <table:table-cell office:value-type="float" office:value="0">
                <text:p>0</text:p>
                <draw:g>
                  <svg:desc>Hisopados.C13:Hisopados.I13</svg:desc>
                </draw:g>
              </table:table-cell>
              <table:table-cell office:value-type="float" office:value="135893">
                <text:p>135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299">
                <text:p>662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s" number:country="AR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26fa6" draw:fill-color="#426fa6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aa433f" draw:fill-color="#aa433f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87a44b" draw:fill-color="#87a44b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6f568d" draw:fill-color="#6f568d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3d97af" draw:fill-color="#3d97af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db8238" draw:fill-color="#db8238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8ea5ca" draw:fill-color="#8ea5ca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cc8f8e" draw:fill-color="#cc8f8e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3c992" draw:fill-color="#b3c992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a596b9" draw:fill-color="#a596b9"/>
      <style:text-properties fo:color="#000000" fo:font-family="Calibri"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9.298cm" svg:height="15.251cm" xlink:href=".." xlink:type="simple" chart:class="chart:line" chart:style-name="ch1">
        <chart:title svg:x="11.399cm" svg:y="0.44cm" chart:style-name="ch2">
          <text:p>Evolución de Infectados</text:p>
        </chart:title>
        <chart:legend chart:legend-position="end" svg:x="26.499cm" svg:y="5.085cm" style:legend-expansion="high" chart:style-name="ch3"/>
        <chart:plot-area chart:style-name="ch4" table:cell-range-address="Infectados.B3:Infectados.I13" chart:data-source-has-labels="both" svg:x="4.446cm" svg:y="2.506cm" svg:width="20.883cm" svg:height="12.02cm">
          <chartooo:coordinate-region svg:x="5.658cm" svg:y="2.705cm" svg:width="19.325cm" svg:height="11.324cm"/>
          <chart:axis chart:dimension="x" chart:name="primary-x" chart:style-name="ch5" chartooo:axis-type="auto">
            <chartooo:date-scale/>
            <chart:categories table:cell-range-address="Infectados.C3:Infectados.I3"/>
          </chart:axis>
          <chart:axis chart:dimension="y" chart:name="primary-y" chart:style-name="ch6">
            <chart:title svg:x="0.451cm" svg:y="8.212cm" chart:style-name="ch7">
              <text:p>Cantidad de Infectados</text:p>
            </chart:title>
            <chart:grid chart:style-name="ch8" chart:class="major"/>
          </chart:axis>
          <chart:series chart:style-name="ch9" chart:values-cell-range-address="Infectados.C4:Infectados.I4" chart:label-cell-address="Infectados.B4:Infectados.B4" chart:class="chart:line">
            <chart:data-point chart:repeated="7"/>
          </chart:series>
          <chart:series chart:style-name="ch10" chart:values-cell-range-address="Infectados.C5:Infectados.I5" chart:label-cell-address="Infectados.B5:Infectados.B5" chart:class="chart:line">
            <chart:data-point chart:repeated="7"/>
          </chart:series>
          <chart:series chart:style-name="ch11" chart:values-cell-range-address="Infectados.C6:Infectados.I6" chart:label-cell-address="Infectados.B6:Infectados.B6" chart:class="chart:line">
            <chart:data-point chart:repeated="7"/>
          </chart:series>
          <chart:series chart:style-name="ch12" chart:values-cell-range-address="Infectados.C7:Infectados.I7" chart:label-cell-address="Infectados.B7:Infectados.B7" chart:class="chart:line">
            <chart:data-point chart:repeated="7"/>
          </chart:series>
          <chart:series chart:style-name="ch13" chart:values-cell-range-address="Infectados.C8:Infectados.I8" chart:label-cell-address="Infectados.B8:Infectados.B8" chart:class="chart:line">
            <chart:data-point chart:repeated="7"/>
          </chart:series>
          <chart:series chart:style-name="ch14" chart:values-cell-range-address="Infectados.C9:Infectados.I9" chart:label-cell-address="Infectados.B9:Infectados.B9" chart:class="chart:line">
            <chart:data-point chart:repeated="7"/>
          </chart:series>
          <chart:series chart:style-name="ch15" chart:values-cell-range-address="Infectados.C10:Infectados.I10" chart:label-cell-address="Infectados.B10:Infectados.B10" chart:class="chart:line">
            <chart:data-point chart:repeated="7"/>
          </chart:series>
          <chart:series chart:style-name="ch16" chart:values-cell-range-address="Infectados.C11:Infectados.I11" chart:label-cell-address="Infectados.B11:Infectados.B11" chart:class="chart:line">
            <chart:data-point chart:repeated="7"/>
          </chart:series>
          <chart:series chart:style-name="ch17" chart:values-cell-range-address="Infectados.C12:Infectados.I12" chart:label-cell-address="Infectados.B12:Infectados.B12" chart:class="chart:line">
            <chart:data-point chart:repeated="7"/>
          </chart:series>
          <chart:series chart:style-name="ch18" chart:values-cell-range-address="Infectados.C13:Infectados.I13" chart:label-cell-address="Infectados.B13:Infectados.B13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o</text:p>
                <draw:g>
                  <svg:desc>Infectados.C3:Infectados.I3</svg:desc>
                </draw:g>
              </table:table-cell>
              <table:table-cell office:value-type="string">
                <text:p>Febrero</text:p>
              </table:table-cell>
              <table:table-cell office:value-type="string">
                <text:p>Marzo</text:p>
              </table:table-cell>
              <table:table-cell office:value-type="string">
                <text:p>Abril</text:p>
              </table:table-cell>
              <table:table-cell office:value-type="string">
                <text:p>Mayo</text:p>
              </table:table-cell>
              <table:table-cell office:value-type="string">
                <text:p>Junio</text:p>
              </table:table-cell>
              <table:table-cell office:value-type="string">
                <text:p>Julio</text:p>
              </table:table-cell>
            </table:table-row>
          </table:table-header-rows>
          <table:table-rows>
            <table:table-row>
              <table:table-cell office:value-type="string">
                <text:p>Venezuela</text:p>
                <draw:g>
                  <svg:desc>Infectados.B4:Infectados.B4</svg:desc>
                </draw:g>
              </table:table-cell>
              <table:table-cell office:value-type="float" office:value="89073">
                <text:p>89073</text:p>
                <draw:g>
                  <svg:desc>Infectados.C4:Infectados.I4</svg:desc>
                </draw:g>
              </table:table-cell>
              <table:table-cell office:value-type="float" office:value="137959">
                <text:p>137959</text:p>
              </table:table-cell>
              <table:table-cell office:value-type="float" office:value="0">
                <text:p>0</text:p>
              </table:table-cell>
              <table:table-cell office:value-type="float" office:value="81992">
                <text:p>81992</text:p>
              </table:table-cell>
              <table:table-cell office:value-type="float" office:value="0">
                <text:p>0</text:p>
              </table:table-cell>
              <table:table-cell office:value-type="float" office:value="79146">
                <text:p>79146</text:p>
              </table:table-cell>
              <table:table-cell office:value-type="float" office:value="109812">
                <text:p>109812</text:p>
              </table:table-cell>
            </table:table-row>
            <table:table-row>
              <table:table-cell office:value-type="string">
                <text:p>Colombia</text:p>
                <draw:g>
                  <svg:desc>Infectados.B5:Infectados.B5</svg:desc>
                </draw:g>
              </table:table-cell>
              <table:table-cell office:value-type="float" office:value="34294">
                <text:p>34294</text:p>
                <draw:g>
                  <svg:desc>Infectados.C5:Infectados.I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2873">
                <text:p>22873</text:p>
              </table:table-cell>
              <table:table-cell office:value-type="float" office:value="69143">
                <text:p>69143</text:p>
              </table:table-cell>
              <table:table-cell office:value-type="float" office:value="98014">
                <text:p>98014</text:p>
              </table:table-cell>
              <table:table-cell office:value-type="float" office:value="64681">
                <text:p>64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usia</text:p>
                <draw:g>
                  <svg:desc>Infectados.B6:Infectados.B6</svg:desc>
                </draw:g>
              </table:table-cell>
              <table:table-cell office:value-type="float" office:value="0">
                <text:p>0</text:p>
                <draw:g>
                  <svg:desc>Infectados.C6:Infectados.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0537">
                <text:p>90537</text:p>
              </table:table-cell>
              <table:table-cell office:value-type="float" office:value="0">
                <text:p>0</text:p>
              </table:table-cell>
              <table:table-cell office:value-type="float" office:value="88418">
                <text:p>88418</text:p>
              </table:table-cell>
              <table:table-cell office:value-type="float" office:value="108405">
                <text:p>10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gentina</text:p>
                <draw:g>
                  <svg:desc>Infectados.B7:Infectados.B7</svg:desc>
                </draw:g>
              </table:table-cell>
              <table:table-cell office:value-type="float" office:value="172879">
                <text:p>172879</text:p>
                <draw:g>
                  <svg:desc>Infectados.C7:Infectados.I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448">
                <text:p>34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735">
                <text:p>75735</text:p>
              </table:table-cell>
            </table:table-row>
            <table:table-row>
              <table:table-cell office:value-type="string">
                <text:p>España</text:p>
                <draw:g>
                  <svg:desc>Infectados.B8:Infectados.B8</svg:desc>
                </draw:g>
              </table:table-cell>
              <table:table-cell office:value-type="float" office:value="0">
                <text:p>0</text:p>
                <draw:g>
                  <svg:desc>Infectados.C8:Infectados.I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2510">
                <text:p>9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875">
                <text:p>189875</text:p>
              </table:table-cell>
            </table:table-row>
            <table:table-row>
              <table:table-cell office:value-type="string">
                <text:p>Canadá</text:p>
                <draw:g>
                  <svg:desc>Infectados.B9:Infectados.B9</svg:desc>
                </draw:g>
              </table:table-cell>
              <table:table-cell office:value-type="float" office:value="88878">
                <text:p>88878</text:p>
                <draw:g>
                  <svg:desc>Infectados.C9:Infectados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177">
                <text:p>53177</text:p>
              </table:table-cell>
              <table:table-cell office:value-type="float" office:value="0">
                <text:p>0</text:p>
              </table:table-cell>
              <table:table-cell office:value-type="float" office:value="116184">
                <text:p>116184</text:p>
              </table:table-cell>
            </table:table-row>
            <table:table-row>
              <table:table-cell office:value-type="string">
                <text:p>Chile</text:p>
                <draw:g>
                  <svg:desc>Infectados.B10:Infectados.B10</svg:desc>
                </draw:g>
              </table:table-cell>
              <table:table-cell office:value-type="float" office:value="132641">
                <text:p>132641</text:p>
                <draw:g>
                  <svg:desc>Infectados.C10:Infectados.I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238">
                <text:p>87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83">
                <text:p>29483</text:p>
              </table:table-cell>
            </table:table-row>
            <table:table-row>
              <table:table-cell office:value-type="string">
                <text:p>China</text:p>
                <draw:g>
                  <svg:desc>Infectados.B11:Infectados.B11</svg:desc>
                </draw:g>
              </table:table-cell>
              <table:table-cell office:value-type="float" office:value="0">
                <text:p>0</text:p>
                <draw:g>
                  <svg:desc>Infectados.C11:Infectados.I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3170">
                <text:p>63170</text:p>
              </table:table-cell>
              <table:table-cell office:value-type="float" office:value="91167">
                <text:p>9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57">
                <text:p>67157</text:p>
              </table:table-cell>
            </table:table-row>
            <table:table-row>
              <table:table-cell office:value-type="string">
                <text:p>Portugal</text:p>
                <draw:g>
                  <svg:desc>Infectados.B12:Infectados.B12</svg:desc>
                </draw:g>
              </table:table-cell>
              <table:table-cell office:value-type="float" office:value="0">
                <text:p>0</text:p>
                <draw:g>
                  <svg:desc>Infectados.C12:Infectados.I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860">
                <text:p>21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aguay</text:p>
                <draw:g>
                  <svg:desc>Infectados.B13:Infectados.B13</svg:desc>
                </draw:g>
              </table:table-cell>
              <table:table-cell office:value-type="float" office:value="23714">
                <text:p>23714</text:p>
                <draw:g>
                  <svg:desc>Infectados.C13:Infectados.I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872">
                <text:p>159872</text:p>
              </table:table-cell>
              <table:table-cell office:value-type="float" office:value="13925">
                <text:p>1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9.222cm" svg:height="15.225cm" xlink:href=".." xlink:type="simple" chart:class="chart:line" chart:style-name="ch1">
        <chart:title svg:x="12.014cm" svg:y="0.44cm" chart:style-name="ch2">
          <text:p>Evolución de recuperados</text:p>
        </chart:title>
        <chart:legend chart:legend-position="end" svg:x="26.264cm" svg:y="4.942cm" style:legend-expansion="high" chart:style-name="ch3"/>
        <chart:plot-area chart:style-name="ch4" table:cell-range-address="Recuperados.B3:Recuperados.I13" chart:data-source-has-labels="both" svg:x="1.622cm" svg:y="2.131cm" svg:width="23.474cm" svg:height="12.37cm">
          <chartooo:coordinate-region svg:x="2.984cm" svg:y="2.343cm" svg:width="21.766cm" svg:height="11.485cm"/>
          <chart:axis chart:dimension="x" chart:name="primary-x" chart:style-name="ch5" chartooo:axis-type="auto">
            <chartooo:date-scale/>
            <chart:categories table:cell-range-address="Recuperados.C3:Recuperados.I3"/>
          </chart:axis>
          <chart:axis chart:dimension="y" chart:name="primary-y" chart:style-name="ch5">
            <chart:title svg:x="0.451cm" svg:y="10.225cm" chart:style-name="ch6">
              <text:p>Cantidad de recuperados</text:p>
            </chart:title>
            <chart:grid chart:style-name="ch7" chart:class="major"/>
          </chart:axis>
          <chart:series chart:style-name="ch8" chart:values-cell-range-address="Recuperados.C4:Recuperados.I4" chart:label-cell-address="Recuperados.B4:Recuperados.B4" chart:class="chart:line">
            <chart:data-point chart:repeated="7"/>
          </chart:series>
          <chart:series chart:style-name="ch9" chart:values-cell-range-address="Recuperados.C5:Recuperados.I5" chart:label-cell-address="Recuperados.B5:Recuperados.B5" chart:class="chart:line">
            <chart:data-point chart:repeated="7"/>
          </chart:series>
          <chart:series chart:style-name="ch10" chart:values-cell-range-address="Recuperados.C6:Recuperados.I6" chart:label-cell-address="Recuperados.B6:Recuperados.B6" chart:class="chart:line">
            <chart:data-point chart:repeated="7"/>
          </chart:series>
          <chart:series chart:style-name="ch11" chart:values-cell-range-address="Recuperados.C7:Recuperados.I7" chart:label-cell-address="Recuperados.B7:Recuperados.B7" chart:class="chart:line">
            <chart:data-point chart:repeated="7"/>
          </chart:series>
          <chart:series chart:style-name="ch12" chart:values-cell-range-address="Recuperados.C8:Recuperados.I8" chart:label-cell-address="Recuperados.B8:Recuperados.B8" chart:class="chart:line">
            <chart:data-point chart:repeated="7"/>
          </chart:series>
          <chart:series chart:style-name="ch13" chart:values-cell-range-address="Recuperados.C9:Recuperados.I9" chart:label-cell-address="Recuperados.B9:Recuperados.B9" chart:class="chart:line">
            <chart:data-point chart:repeated="7"/>
          </chart:series>
          <chart:series chart:style-name="ch14" chart:values-cell-range-address="Recuperados.C10:Recuperados.I10" chart:label-cell-address="Recuperados.B10:Recuperados.B10" chart:class="chart:line">
            <chart:data-point chart:repeated="7"/>
          </chart:series>
          <chart:series chart:style-name="ch15" chart:values-cell-range-address="Recuperados.C11:Recuperados.I11" chart:label-cell-address="Recuperados.B11:Recuperados.B11" chart:class="chart:line">
            <chart:data-point chart:repeated="7"/>
          </chart:series>
          <chart:series chart:style-name="ch16" chart:values-cell-range-address="Recuperados.C12:Recuperados.I12" chart:label-cell-address="Recuperados.B12:Recuperados.B12" chart:class="chart:line">
            <chart:data-point chart:repeated="7"/>
          </chart:series>
          <chart:series chart:style-name="ch17" chart:values-cell-range-address="Recuperados.C13:Recuperados.I13" chart:label-cell-address="Recuperados.B13:Recuperados.B13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o</text:p>
                <draw:g>
                  <svg:desc>Recuperados.C3:Recuperados.I3</svg:desc>
                </draw:g>
              </table:table-cell>
              <table:table-cell office:value-type="string">
                <text:p>Febrero</text:p>
              </table:table-cell>
              <table:table-cell office:value-type="string">
                <text:p>Marzo</text:p>
              </table:table-cell>
              <table:table-cell office:value-type="string">
                <text:p>Abril</text:p>
              </table:table-cell>
              <table:table-cell office:value-type="string">
                <text:p>Mayo</text:p>
              </table:table-cell>
              <table:table-cell office:value-type="string">
                <text:p>Junio</text:p>
              </table:table-cell>
              <table:table-cell office:value-type="string">
                <text:p>Julio</text:p>
              </table:table-cell>
            </table:table-row>
          </table:table-header-rows>
          <table:table-rows>
            <table:table-row>
              <table:table-cell office:value-type="string">
                <text:p>Colombia</text:p>
                <draw:g>
                  <svg:desc>Recuperados.B4:Recuperados.B4</svg:desc>
                </draw:g>
              </table:table-cell>
              <table:table-cell office:value-type="float" office:value="97298">
                <text:p>97298</text:p>
                <draw:g>
                  <svg:desc>Recuperados.C4:Recuperados.I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2383">
                <text:p>102383</text:p>
              </table:table-cell>
              <table:table-cell office:value-type="float" office:value="74415">
                <text:p>74415</text:p>
              </table:table-cell>
              <table:table-cell office:value-type="float" office:value="161230">
                <text:p>161230</text:p>
              </table:table-cell>
              <table:table-cell office:value-type="float" office:value="67375">
                <text:p>6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ezuela</text:p>
                <draw:g>
                  <svg:desc>Recuperados.B5:Recuperados.B5</svg:desc>
                </draw:g>
              </table:table-cell>
              <table:table-cell office:value-type="float" office:value="59365">
                <text:p>59365</text:p>
                <draw:g>
                  <svg:desc>Recuperados.C5:Recuperados.I5</svg:desc>
                </draw:g>
              </table:table-cell>
              <table:table-cell office:value-type="float" office:value="181885">
                <text:p>181885</text:p>
              </table:table-cell>
              <table:table-cell office:value-type="float" office:value="0">
                <text:p>0</text:p>
              </table:table-cell>
              <table:table-cell office:value-type="float" office:value="49346">
                <text:p>49346</text:p>
              </table:table-cell>
              <table:table-cell office:value-type="float" office:value="0">
                <text:p>0</text:p>
              </table:table-cell>
              <table:table-cell office:value-type="float" office:value="40140">
                <text:p>40140</text:p>
              </table:table-cell>
              <table:table-cell office:value-type="float" office:value="94756">
                <text:p>94756</text:p>
              </table:table-cell>
            </table:table-row>
            <table:table-row>
              <table:table-cell office:value-type="string">
                <text:p>Rusia</text:p>
                <draw:g>
                  <svg:desc>Recuperados.B6:Recuperados.B6</svg:desc>
                </draw:g>
              </table:table-cell>
              <table:table-cell office:value-type="float" office:value="0">
                <text:p>0</text:p>
                <draw:g>
                  <svg:desc>Recuperados.C6:Recuperados.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08470">
                <text:p>208470</text:p>
              </table:table-cell>
              <table:table-cell office:value-type="float" office:value="0">
                <text:p>0</text:p>
              </table:table-cell>
              <table:table-cell office:value-type="float" office:value="25269">
                <text:p>25269</text:p>
              </table:table-cell>
              <table:table-cell office:value-type="float" office:value="85156">
                <text:p>85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ina</text:p>
                <draw:g>
                  <svg:desc>Recuperados.B7:Recuperados.B7</svg:desc>
                </draw:g>
              </table:table-cell>
              <table:table-cell office:value-type="float" office:value="0">
                <text:p>0</text:p>
                <draw:g>
                  <svg:desc>Recuperados.C7:Recuperados.I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1910">
                <text:p>101910</text:p>
              </table:table-cell>
              <table:table-cell office:value-type="float" office:value="39204">
                <text:p>3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846">
                <text:p>166846</text:p>
              </table:table-cell>
            </table:table-row>
            <table:table-row>
              <table:table-cell office:value-type="string">
                <text:p>Espana</text:p>
                <draw:g>
                  <svg:desc>Recuperados.B8:Recuperados.B8</svg:desc>
                </draw:g>
              </table:table-cell>
              <table:table-cell office:value-type="float" office:value="0">
                <text:p>0</text:p>
                <draw:g>
                  <svg:desc>Recuperados.C8:Recuperados.I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7948">
                <text:p>37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481">
                <text:p>249481</text:p>
              </table:table-cell>
            </table:table-row>
            <table:table-row>
              <table:table-cell office:value-type="string">
                <text:p>Uruguay</text:p>
                <draw:g>
                  <svg:desc>Recuperados.B9:Recuperados.B9</svg:desc>
                </draw:g>
              </table:table-cell>
              <table:table-cell office:value-type="float" office:value="70029">
                <text:p>70029</text:p>
                <draw:g>
                  <svg:desc>Recuperados.C9:Recuperados.I9</svg:desc>
                </draw:g>
              </table:table-cell>
              <table:table-cell office:value-type="float" office:value="184565">
                <text:p>184565</text:p>
              </table:table-cell>
              <table:table-cell office:value-type="float" office:value="0">
                <text:p>0</text:p>
              </table:table-cell>
              <table:table-cell office:value-type="float" office:value="17490">
                <text:p>17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ada</text:p>
                <draw:g>
                  <svg:desc>Recuperados.B10:Recuperados.B10</svg:desc>
                </draw:g>
              </table:table-cell>
              <table:table-cell office:value-type="float" office:value="82546">
                <text:p>82546</text:p>
                <draw:g>
                  <svg:desc>Recuperados.C10:Recuperados.I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407">
                <text:p>48407</text:p>
              </table:table-cell>
              <table:table-cell office:value-type="float" office:value="0">
                <text:p>0</text:p>
              </table:table-cell>
              <table:table-cell office:value-type="float" office:value="138827">
                <text:p>138827</text:p>
              </table:table-cell>
            </table:table-row>
            <table:table-row>
              <table:table-cell office:value-type="string">
                <text:p>Paraguay</text:p>
                <draw:g>
                  <svg:desc>Recuperados.B11:Recuperados.B11</svg:desc>
                </draw:g>
              </table:table-cell>
              <table:table-cell office:value-type="float" office:value="48879">
                <text:p>48879</text:p>
                <draw:g>
                  <svg:desc>Recuperados.C11:Recuperados.I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4957">
                <text:p>184957</text:p>
              </table:table-cell>
              <table:table-cell office:value-type="float" office:value="34347">
                <text:p>34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gentina</text:p>
                <draw:g>
                  <svg:desc>Recuperados.B12:Recuperados.B12</svg:desc>
                </draw:g>
              </table:table-cell>
              <table:table-cell office:value-type="float" office:value="50765">
                <text:p>50765</text:p>
                <draw:g>
                  <svg:desc>Recuperados.C12:Recuperados.I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244">
                <text:p>69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242">
                <text:p>103242</text:p>
              </table:table-cell>
            </table:table-row>
            <table:table-row>
              <table:table-cell office:value-type="string">
                <text:p>Bolivia</text:p>
                <draw:g>
                  <svg:desc>Recuperados.B13:Recuperados.B13</svg:desc>
                </draw:g>
              </table:table-cell>
              <table:table-cell office:value-type="float" office:value="0">
                <text:p>0</text:p>
                <draw:g>
                  <svg:desc>Recuperados.C13:Recuperados.I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261">
                <text:p>135261</text:p>
              </table:table-cell>
              <table:table-cell office:value-type="float" office:value="0">
                <text:p>0</text:p>
              </table:table-cell>
              <table:table-cell office:value-type="float" office:value="82319">
                <text:p>823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475cm" svg:height="13.833cm" xlink:href=".." xlink:type="simple" chart:class="chart:line" chart:style-name="ch1">
        <chart:title svg:x="13.59cm" svg:y="0.412cm" chart:style-name="ch2">
          <text:p>Evolución de muertos</text:p>
        </chart:title>
        <chart:legend chart:legend-position="end" svg:x="28.517cm" svg:y="4.246cm" style:legend-expansion="high" chart:style-name="ch3"/>
        <chart:plot-area chart:style-name="ch4" table:cell-range-address="Muertos.B3:Muertos.I13" chart:data-source-has-labels="both" svg:x="1.667cm" svg:y="2.019cm" svg:width="25.592cm" svg:height="11.118cm">
          <chartooo:coordinate-region svg:x="3.029cm" svg:y="2.232cm" svg:width="23.885cm" svg:height="10.232cm"/>
          <chart:axis chart:dimension="x" chart:name="primary-x" chart:style-name="ch5" chartooo:axis-type="auto">
            <chartooo:date-scale/>
            <chart:categories table:cell-range-address="Muertos.C3:Muertos.I3"/>
          </chart:axis>
          <chart:axis chart:dimension="y" chart:name="primary-y" chart:style-name="ch5">
            <chart:title svg:x="0.451cm" svg:y="9.17cm" chart:style-name="ch6">
              <text:p>Cantidad de muertos</text:p>
            </chart:title>
            <chart:grid chart:style-name="ch7" chart:class="major"/>
          </chart:axis>
          <chart:series chart:style-name="ch8" chart:values-cell-range-address="Muertos.C4:Muertos.I4" chart:label-cell-address="Muertos.B4:Muertos.B4" chart:class="chart:line">
            <chart:data-point chart:repeated="7"/>
          </chart:series>
          <chart:series chart:style-name="ch9" chart:values-cell-range-address="Muertos.C5:Muertos.I5" chart:label-cell-address="Muertos.B5:Muertos.B5" chart:class="chart:line">
            <chart:data-point chart:repeated="7"/>
          </chart:series>
          <chart:series chart:style-name="ch10" chart:values-cell-range-address="Muertos.C6:Muertos.I6" chart:label-cell-address="Muertos.B6:Muertos.B6" chart:class="chart:line">
            <chart:data-point chart:repeated="7"/>
          </chart:series>
          <chart:series chart:style-name="ch11" chart:values-cell-range-address="Muertos.C7:Muertos.I7" chart:label-cell-address="Muertos.B7:Muertos.B7" chart:class="chart:line">
            <chart:data-point chart:repeated="7"/>
          </chart:series>
          <chart:series chart:style-name="ch12" chart:values-cell-range-address="Muertos.C8:Muertos.I8" chart:label-cell-address="Muertos.B8:Muertos.B8" chart:class="chart:line">
            <chart:data-point chart:repeated="7"/>
          </chart:series>
          <chart:series chart:style-name="ch13" chart:values-cell-range-address="Muertos.C9:Muertos.I9" chart:label-cell-address="Muertos.B9:Muertos.B9" chart:class="chart:line">
            <chart:data-point chart:repeated="7"/>
          </chart:series>
          <chart:series chart:style-name="ch14" chart:values-cell-range-address="Muertos.C10:Muertos.I10" chart:label-cell-address="Muertos.B10:Muertos.B10" chart:class="chart:line">
            <chart:data-point chart:repeated="7"/>
          </chart:series>
          <chart:series chart:style-name="ch15" chart:values-cell-range-address="Muertos.C11:Muertos.I11" chart:label-cell-address="Muertos.B11:Muertos.B11" chart:class="chart:line">
            <chart:data-point chart:repeated="7"/>
          </chart:series>
          <chart:series chart:style-name="ch16" chart:values-cell-range-address="Muertos.C12:Muertos.I12" chart:label-cell-address="Muertos.B12:Muertos.B12" chart:class="chart:line">
            <chart:data-point chart:repeated="7"/>
          </chart:series>
          <chart:series chart:style-name="ch17" chart:values-cell-range-address="Muertos.C13:Muertos.I13" chart:label-cell-address="Muertos.B13:Muertos.B13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o</text:p>
                <draw:g>
                  <svg:desc>Muertos.C3:Muertos.I3</svg:desc>
                </draw:g>
              </table:table-cell>
              <table:table-cell office:value-type="string">
                <text:p>Febrero</text:p>
              </table:table-cell>
              <table:table-cell office:value-type="string">
                <text:p>Marzo</text:p>
              </table:table-cell>
              <table:table-cell office:value-type="string">
                <text:p>Abril</text:p>
              </table:table-cell>
              <table:table-cell office:value-type="string">
                <text:p>Mayo</text:p>
              </table:table-cell>
              <table:table-cell office:value-type="string">
                <text:p>Junio</text:p>
              </table:table-cell>
              <table:table-cell office:value-type="string">
                <text:p>Julio</text:p>
              </table:table-cell>
            </table:table-row>
          </table:table-header-rows>
          <table:table-rows>
            <table:table-row>
              <table:table-cell office:value-type="string">
                <text:p>Paraguay</text:p>
                <draw:g>
                  <svg:desc>Muertos.B4:Muertos.B4</svg:desc>
                </draw:g>
              </table:table-cell>
              <table:table-cell office:value-type="float" office:value="101616">
                <text:p>101616</text:p>
                <draw:g>
                  <svg:desc>Muertos.C4:Muertos.I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288">
                <text:p>159288</text:p>
              </table:table-cell>
              <table:table-cell office:value-type="float" office:value="107845">
                <text:p>107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ezuela</text:p>
                <draw:g>
                  <svg:desc>Muertos.B5:Muertos.B5</svg:desc>
                </draw:g>
              </table:table-cell>
              <table:table-cell office:value-type="float" office:value="18240">
                <text:p>18240</text:p>
                <draw:g>
                  <svg:desc>Muertos.C5:Muertos.I5</svg:desc>
                </draw:g>
              </table:table-cell>
              <table:table-cell office:value-type="float" office:value="87046">
                <text:p>87046</text:p>
              </table:table-cell>
              <table:table-cell office:value-type="float" office:value="0">
                <text:p>0</text:p>
              </table:table-cell>
              <table:table-cell office:value-type="float" office:value="91292">
                <text:p>91292</text:p>
              </table:table-cell>
              <table:table-cell office:value-type="float" office:value="0">
                <text:p>0</text:p>
              </table:table-cell>
              <table:table-cell office:value-type="float" office:value="35649">
                <text:p>35649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Argentina</text:p>
                <draw:g>
                  <svg:desc>Muertos.B6:Muertos.B6</svg:desc>
                </draw:g>
              </table:table-cell>
              <table:table-cell office:value-type="float" office:value="107313">
                <text:p>107313</text:p>
                <draw:g>
                  <svg:desc>Muertos.C6:Muertos.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850">
                <text:p>35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296">
                <text:p>171296</text:p>
              </table:table-cell>
            </table:table-row>
            <table:table-row>
              <table:table-cell office:value-type="string">
                <text:p>Colombia</text:p>
                <draw:g>
                  <svg:desc>Muertos.B7:Muertos.B7</svg:desc>
                </draw:g>
              </table:table-cell>
              <table:table-cell office:value-type="float" office:value="76578">
                <text:p>76578</text:p>
                <draw:g>
                  <svg:desc>Muertos.C7:Muertos.I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5392">
                <text:p>85392</text:p>
              </table:table-cell>
              <table:table-cell office:value-type="float" office:value="38880">
                <text:p>38880</text:p>
              </table:table-cell>
              <table:table-cell office:value-type="float" office:value="53014">
                <text:p>53014</text:p>
              </table:table-cell>
              <table:table-cell office:value-type="float" office:value="49809">
                <text:p>4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ada</text:p>
                <draw:g>
                  <svg:desc>Muertos.B8:Muertos.B8</svg:desc>
                </draw:g>
              </table:table-cell>
              <table:table-cell office:value-type="float" office:value="134600">
                <text:p>134600</text:p>
                <draw:g>
                  <svg:desc>Muertos.C8:Muertos.I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149">
                <text:p>82149</text:p>
              </table:table-cell>
              <table:table-cell office:value-type="float" office:value="0">
                <text:p>0</text:p>
              </table:table-cell>
              <table:table-cell office:value-type="float" office:value="79104">
                <text:p>79104</text:p>
              </table:table-cell>
            </table:table-row>
            <table:table-row>
              <table:table-cell office:value-type="string">
                <text:p>Inglaterra</text:p>
                <draw:g>
                  <svg:desc>Muertos.B9:Muertos.B9</svg:desc>
                </draw:g>
              </table:table-cell>
              <table:table-cell office:value-type="float" office:value="0">
                <text:p>0</text:p>
                <draw:g>
                  <svg:desc>Muertos.C9:Muertos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135">
                <text:p>47135</text:p>
              </table:table-cell>
              <table:table-cell office:value-type="float" office:value="0">
                <text:p>0</text:p>
              </table:table-cell>
              <table:table-cell office:value-type="float" office:value="176162">
                <text:p>176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ile</text:p>
                <draw:g>
                  <svg:desc>Muertos.B10:Muertos.B10</svg:desc>
                </draw:g>
              </table:table-cell>
              <table:table-cell office:value-type="float" office:value="100004">
                <text:p>100004</text:p>
                <draw:g>
                  <svg:desc>Muertos.C10:Muertos.I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988">
                <text:p>74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59">
                <text:p>22959</text:p>
              </table:table-cell>
            </table:table-row>
            <table:table-row>
              <table:table-cell office:value-type="string">
                <text:p>Uruguay</text:p>
                <draw:g>
                  <svg:desc>Muertos.B11:Muertos.B11</svg:desc>
                </draw:g>
              </table:table-cell>
              <table:table-cell office:value-type="float" office:value="23287">
                <text:p>23287</text:p>
                <draw:g>
                  <svg:desc>Muertos.C11:Muertos.I11</svg:desc>
                </draw:g>
              </table:table-cell>
              <table:table-cell office:value-type="float" office:value="121791">
                <text:p>121791</text:p>
              </table:table-cell>
              <table:table-cell office:value-type="float" office:value="0">
                <text:p>0</text:p>
              </table:table-cell>
              <table:table-cell office:value-type="float" office:value="50072">
                <text:p>50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ina</text:p>
                <draw:g>
                  <svg:desc>Muertos.B12:Muertos.B12</svg:desc>
                </draw:g>
              </table:table-cell>
              <table:table-cell office:value-type="float" office:value="0">
                <text:p>0</text:p>
                <draw:g>
                  <svg:desc>Muertos.C12:Muertos.I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3236">
                <text:p>43236</text:p>
              </table:table-cell>
              <table:table-cell office:value-type="float" office:value="70271">
                <text:p>70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557">
                <text:p>74557</text:p>
              </table:table-cell>
            </table:table-row>
            <table:table-row>
              <table:table-cell office:value-type="string">
                <text:p>Bolivia</text:p>
                <draw:g>
                  <svg:desc>Muertos.B13:Muertos.B13</svg:desc>
                </draw:g>
              </table:table-cell>
              <table:table-cell office:value-type="float" office:value="0">
                <text:p>0</text:p>
                <draw:g>
                  <svg:desc>Muertos.C13:Muertos.I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449">
                <text:p>123449</text:p>
              </table:table-cell>
              <table:table-cell office:value-type="float" office:value="0">
                <text:p>0</text:p>
              </table:table-cell>
              <table:table-cell office:value-type="float" office:value="50196">
                <text:p>501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